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3.108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3.551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4pt" style:font-name-asian="Arial" style:font-size-asian="14pt" style:font-size-complex="14pt"/>
    </style:style>
    <style:style style:name="ce2" style:family="table-cell" style:parent-style-name="Default">
      <style:text-properties style:font-name="Arial" fo:font-size="14pt" style:font-name-asian="Arial" style:font-size-asian="14pt" style:font-name-complex="Mangal" style:font-size-complex="14pt"/>
    </style:style>
    <style:style style:name="ce3" style:family="table-cell" style:parent-style-name="Default">
      <style:table-cell-properties fo:border="0.002cm solid #000000"/>
      <style:text-properties fo:font-size="14pt" style:font-name-asian="Arial" style:font-size-asian="14pt" style:font-size-complex="14pt"/>
    </style:style>
    <style:style style:name="ce4" style:family="table-cell" style:parent-style-name="Default">
      <style:table-cell-properties fo:background-color="#ccffcc" fo:border="0.002cm solid #000000"/>
      <style:text-properties fo:font-size="14pt" style:font-name-asian="Arial" style:font-size-asian="14pt" style:font-size-complex="14pt"/>
    </style:style>
    <style:style style:name="ce5" style:family="table-cell" style:parent-style-name="Default">
      <style:table-cell-properties fo:background-color="#ffffcc" style:text-align-source="fix" style:repeat-content="false" fo:border="0.002cm solid #000000"/>
      <style:paragraph-properties fo:text-align="end" fo:margin-left="0cm"/>
      <style:text-properties fo:font-size="14pt" style:font-name-asian="Arial" style:font-size-asian="14pt" style:font-size-complex="14pt"/>
    </style:style>
    <style:style style:name="ce6" style:family="table-cell" style:parent-style-name="Default">
      <style:table-cell-properties fo:background-color="#ffcc00" fo:border="0.002cm solid #000000"/>
      <style:text-properties fo:font-size="14pt" style:font-name-asian="Arial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Arial" fo:font-size="14pt" style:font-name-asian="Arial" style:font-size-asian="14pt" style:font-name-complex="Mangal" style:font-size-complex="14pt"/>
    </style:style>
    <style:style style:name="ce8" style:family="table-cell" style:parent-style-name="Default" style:data-style-name="N109">
      <style:table-cell-properties style:text-align-source="fix" style:repeat-content="false" fo:border="0.002cm solid #000000"/>
      <style:paragraph-properties fo:text-align="end" fo:margin-left="0cm"/>
      <style:text-properties style:font-name="Arial" fo:font-size="14pt" style:font-name-asian="Arial" style:font-size-asian="14pt" style:font-name-complex="Mangal" style:font-size-complex="14pt"/>
    </style:style>
    <style:style style:name="ce9" style:family="table-cell" style:parent-style-name="Default">
      <style:table-cell-properties fo:background-color="transparent" fo:border="0.002cm solid #000000"/>
      <style:text-properties fo:font-size="14pt" style:font-name-asian="Arial" style:font-size-asian="14pt" style:font-size-complex="14pt"/>
    </style:style>
    <style:style style:name="ce10" style:family="table-cell" style:parent-style-name="Default" style:data-style-name="N11">
      <style:table-cell-properties fo:border="0.002cm solid #000000"/>
      <style:text-properties fo:font-size="14pt" style:font-name-asian="Arial" style:font-size-asian="14pt" style:font-size-complex="14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4" style:family="table-cell" style:parent-style-name="Default" style:data-style-name="N109">
      <style:text-properties fo:font-size="12pt" style:font-size-asian="12pt" style:font-size-complex="12pt"/>
    </style:style>
    <style:style style:name="ce15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1">
          <table:table-cell/>
          <table:table-cell table:formula="of:=MID(#ref!.[.B4];2;6)" office:value-type="string" office:string-value="エラー:501">
            <text:p>エラー:501</text:p>
          </table:table-cell>
          <table:table-cell/>
          <table:table-cell office:value-type="string">
            <text:p>show cell formula</text:p>
          </table:table-cell>
          <table:table-cell office:value-type="string">
            <text:p>https://forum.openoffice.org/en/forum/viewtopic.php?f=6&amp;t=29590</text:p>
          </table:table-cell>
          <table:table-cell office:value-type="string">
            <text:p>20200219_17002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2" table:formula="of:=MID(#ref!.[.B4];11;3)" office:value-type="string" office:string-value="エラー:501">
            <text:p>エラー:50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no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7" table:formula="of:=['1'.$B5]" office:value-type="string" office:string-value="2020.01.16 02:45">
            <text:p>2020.01.16 02:45</text:p>
          </table:table-cell>
          <table:table-cell table:style-name="ce7" table:formula="of:=['2'.$B5]" office:value-type="string" office:string-value="2020.01.16 02:45">
            <text:p>2020.01.16 02:45</text:p>
          </table:table-cell>
          <table:table-cell table:style-name="ce7" table:formula="of:=['3'.$B5]" office:value-type="string" office:string-value="2020.01.15 00:05">
            <text:p>2020.01.15 00:05</text:p>
          </table:table-cell>
          <table:table-cell table:style-name="ce7" table:formula="of:=['4'.$B5]" office:value-type="string" office:string-value="2020.01.15 00:05">
            <text:p>2020.01.15 00:05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end</text:p>
          </table:table-cell>
          <table:table-cell table:style-name="ce7" table:formula="of:=['1'.$B6]" office:value-type="string" office:string-value="2020.01.16 10:00">
            <text:p>2020.01.16 10:00</text:p>
          </table:table-cell>
          <table:table-cell table:style-name="ce7" table:formula="of:=['2'.$B6]" office:value-type="string" office:string-value="2020.01.16 10:00">
            <text:p>2020.01.16 10:00</text:p>
          </table:table-cell>
          <table:table-cell table:style-name="ce7" table:formula="of:=['3'.$B6]" office:value-type="string" office:string-value="2020.01.15 23:55">
            <text:p>2020.01.15 23:55</text:p>
          </table:table-cell>
          <table:table-cell table:style-name="ce7" table:formula="of:=['4'.$B6]" office:value-type="string" office:string-value="2020.01.15 23:55">
            <text:p>2020.01.15 23:55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um : start - exit</text:p>
          </table:table-cell>
          <table:table-cell table:style-name="ce8" table:formula="of:=['1'.$B11]" office:value-type="float" office:value="-0.687">
            <text:p>-0.687</text:p>
          </table:table-cell>
          <table:table-cell table:style-name="ce8" table:formula="of:=['2'.$B11]" office:value-type="float" office:value="-0.274">
            <text:p>-0.274</text:p>
          </table:table-cell>
          <table:table-cell table:style-name="ce8" table:formula="of:=['3'.$B11]" office:value-type="float" office:value="-1.197">
            <text:p>-1.197</text:p>
          </table:table-cell>
          <table:table-cell table:style-name="ce8" table:formula="of:=['4'.$B11]" office:value-type="float" office:value="-2.657">
            <text:p>-2.657</text:p>
          </table:table-cell>
          <table:table-cell table:number-columns-repeated="2" table:style-name="ce8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'1'.A9]" office:value-type="string" office:string-value="$numOf_SLs">
            <text:p>$numOf_SLs</text:p>
          </table:table-cell>
          <table:table-cell table:style-name="ce8" table:formula="of:=['1'.$D9]" office:value-type="float" office:value="0.778">
            <text:p>0.778</text:p>
          </table:table-cell>
          <table:table-cell table:style-name="ce8" table:formula="of:=['2'.$D9]" office:value-type="float" office:value="0.75">
            <text:p>0.750</text:p>
          </table:table-cell>
          <table:table-cell table:style-name="ce8" table:formula="of:=['3'.$D9]" office:value-type="float" office:value="0.952">
            <text:p>0.952</text:p>
          </table:table-cell>
          <table:table-cell table:style-name="ce8" table:formula="of:=['4'.$D9]" office:value-type="float" office:value="0.926">
            <text:p>0.926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'1'.A10]" office:value-type="string" office:string-value="$numOf_TPs">
            <text:p>$numOf_TPs</text:p>
          </table:table-cell>
          <table:table-cell table:style-name="ce8" table:formula="of:=['1'.$D10]" office:value-type="float" office:value="0">
            <text:p>0.000</text:p>
          </table:table-cell>
          <table:table-cell table:style-name="ce8" table:formula="of:=['2'.$D10]" office:value-type="float" office:value="0">
            <text:p>0.000</text:p>
          </table:table-cell>
          <table:table-cell table:style-name="ce8" table:formula="of:=['3'.$D10]" office:value-type="float" office:value="0.024">
            <text:p>0.024</text:p>
          </table:table-cell>
          <table:table-cell table:style-name="ce8" table:formula="of:=['4'.$D10]" office:value-type="float" office:value="0.011">
            <text:p>0.011</text:p>
          </table:table-cell>
          <table:table-cell table:number-columns-repeated="2" table:style-name="ce8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/>
          <table:table-cell table:style-name="ce3" table:number-columns-repeated="6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4]" office:value-type="string" office:string-value="no">
            <text:p>no</text:p>
          </table:table-cell>
          <table:table-cell table:style-name="ce9" table:formula="of:=[.C4]" office:value-type="float" office:value="1">
            <text:p>1</text:p>
          </table:table-cell>
          <table:table-cell table:style-name="ce9" table:formula="of:=[.D4]" office:value-type="float" office:value="2">
            <text:p>2</text:p>
          </table:table-cell>
          <table:table-cell table:style-name="ce9" table:formula="of:=[.E4]" office:value-type="float" office:value="3">
            <text:p>3</text:p>
          </table:table-cell>
          <table:table-cell table:style-name="ce9" table:formula="of:=[.F4]" office:value-type="float" office:value="4">
            <text:p>4</text:p>
          </table:table-cell>
          <table:table-cell table:style-name="ce9" table:formula="of:=[.G4]" office:value-type="float" office:value="5">
            <text:p>5</text:p>
          </table:table-cell>
          <table:table-cell table:style-name="ce9" table:formula="of:=[.H4]" office:value-type="float" office:value="6">
            <text:p>6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7]" office:value-type="string" office:string-value="sum : start - exit">
            <text:p>sum : start - exit</text:p>
          </table:table-cell>
          <table:table-cell table:style-name="ce9" table:formula="of:=[.C7]" office:value-type="float" office:value="-0.687">
            <text:p>-0.687</text:p>
          </table:table-cell>
          <table:table-cell table:style-name="ce9" table:formula="of:=[.D7]" office:value-type="float" office:value="-0.274">
            <text:p>-0.274</text:p>
          </table:table-cell>
          <table:table-cell table:style-name="ce9" table:formula="of:=[.E7]" office:value-type="float" office:value="-1.197">
            <text:p>-1.197</text:p>
          </table:table-cell>
          <table:table-cell table:style-name="ce9" table:formula="of:=[.F7]" office:value-type="float" office:value="-2.657">
            <text:p>-2.657</text:p>
          </table:table-cell>
          <table:table-cell table:style-name="ce9" table:formula="of:=[.G7]" office:value-type="float" office:value="0">
            <text:p>0</text:p>
          </table:table-cell>
          <table:table-cell table:style-name="ce9" table:formula="of:=[.H7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9]" office:value-type="string" office:string-value="$numOf_TPs">
            <text:p>$numOf_TPs</text:p>
          </table:table-cell>
          <table:table-cell table:style-name="ce9" table:formula="of:=[.C9]" office:value-type="float" office:value="0">
            <text:p>0</text:p>
          </table:table-cell>
          <table:table-cell table:style-name="ce9" table:formula="of:=[.D9]" office:value-type="float" office:value="0">
            <text:p>0</text:p>
          </table:table-cell>
          <table:table-cell table:style-name="ce9" table:formula="of:=[.E9]" office:value-type="float" office:value="0.024">
            <text:p>0.024</text:p>
          </table:table-cell>
          <table:table-cell table:style-name="ce9" table:formula="of:=[.F9]" office:value-type="float" office:value="0.011">
            <text:p>0.011</text:p>
          </table:table-cell>
          <table:table-cell table:style-name="ce9" table:formula="of:=[.G9]" office:value-type="float" office:value="0">
            <text:p>0</text:p>
          </table:table-cell>
          <table:table-cell table:style-name="ce9" table:formula="of:=[.H9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/>
          <table:table-cell table:style-name="ce3" table:number-columns-repeated="6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'1'.A13]" office:value-type="string" office:string-value="$val_TP">
            <text:p>$val_TP</text:p>
          </table:table-cell>
          <table:table-cell table:style-name="ce3" table:number-columns-repeated="2"/>
          <table:table-cell table:style-name="ce3" table:formula="of:=[#REF!.B13]" office:value-type="float" office:value="0">
            <text:p>#REF!</text:p>
          </table:table-cell>
          <table:table-cell table:style-name="ce3" table:formula="of:=[#REF!.B13]" office:value-type="float" office:value="0">
            <text:p>#REF!</text:p>
          </table:table-cell>
          <table:table-cell table:style-name="ce3" table:formula="of:=[#REF!.B13]" office:value-type="float" office:value="0">
            <text:p>#REF!</text:p>
          </table:table-cell>
          <table:table-cell table:style-name="ce3" table:formula="of:=[#REF!.B13]" office:value-type="float" office:value="0">
            <text:p>#REF!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'1'.A14]" office:value-type="string" office:string-value="$val_SL">
            <text:p>$val_SL</text:p>
          </table:table-cell>
          <table:table-cell table:style-name="ce3" table:number-columns-repeated="2"/>
          <table:table-cell table:style-name="ce3" table:formula="of:=[#REF!.B14]" office:value-type="float" office:value="0">
            <text:p>#REF!</text:p>
          </table:table-cell>
          <table:table-cell table:style-name="ce3" table:formula="of:=[#REF!.B14]" office:value-type="float" office:value="0">
            <text:p>#REF!</text:p>
          </table:table-cell>
          <table:table-cell table:style-name="ce3" table:formula="of:=[#REF!.B14]" office:value-type="float" office:value="0">
            <text:p>#REF!</text:p>
          </table:table-cell>
          <table:table-cell table:style-name="ce3" table:formula="of:=[#REF!.B14]" office:value-type="float" office:value="0">
            <text:p>#REF!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3" table:number-columns-repeated="7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3" table:number-columns-repeated="2"/>
          <table:table-cell table:style-name="ce3" office:value-type="string">
            <text:p>no.</text:p>
          </table:table-cell>
          <table:table-cell table:style-name="ce3" table:formula="of:=[.E4]" office:value-type="float" office:value="3">
            <text:p>3</text:p>
          </table:table-cell>
          <table:table-cell table:style-name="ce3" table:formula="of:=[.F4]" office:value-type="float" office:value="4">
            <text:p>4</text:p>
          </table:table-cell>
          <table:table-cell table:style-name="ce3" table:formula="of:=[.G4]" office:value-type="float" office:value="5">
            <text:p>5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table:style-name="ce5" office:value-type="string">
            <text:p>Z1</text:p>
          </table:table-cell>
          <table:table-cell table:style-name="ce3"/>
          <table:table-cell table:style-name="ce3" table:formula="of:=[.B19]" office:value-type="string" office:string-value="Z1">
            <text:p>Z1</text:p>
          </table:table-cell>
          <table:table-cell table:style-name="ce10" table:formula="of:=[#REF!.$U8]" office:value-type="percentage" office:value="0">
            <text:p>#REF!</text:p>
          </table:table-cell>
          <table:table-cell table:style-name="ce10" table:formula="of:=[#REF!.$U8]" office:value-type="percentage" office:value="0">
            <text:p>#REF!</text:p>
          </table:table-cell>
          <table:table-cell table:style-name="ce10" table:formula="of:=[#REF!.$U8]" office:value-type="percentage" office:value="0">
            <text:p>#REF!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table:style-name="ce5" office:value-type="string">
            <text:p>Z2</text:p>
          </table:table-cell>
          <table:table-cell table:style-name="ce3"/>
          <table:table-cell table:style-name="ce3" table:formula="of:=[.B20]" office:value-type="string" office:string-value="Z2">
            <text:p>Z2</text:p>
          </table:table-cell>
          <table:table-cell table:style-name="ce10" table:formula="of:=[#REF!.$U9]" office:value-type="percentage" office:value="0">
            <text:p>#REF!</text:p>
          </table:table-cell>
          <table:table-cell table:style-name="ce10" table:formula="of:=[#REF!.$U9]" office:value-type="percentage" office:value="0">
            <text:p>#REF!</text:p>
          </table:table-cell>
          <table:table-cell table:style-name="ce10" table:formula="of:=[#REF!.$U9]" office:value-type="percentage" office:value="0">
            <text:p>#REF!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table:style-name="ce5" office:value-type="string">
            <text:p>Z3</text:p>
          </table:table-cell>
          <table:table-cell table:style-name="ce3"/>
          <table:table-cell table:style-name="ce3" table:formula="of:=[.B21]" office:value-type="string" office:string-value="Z3">
            <text:p>Z3</text:p>
          </table:table-cell>
          <table:table-cell table:style-name="ce10" table:formula="of:=[#REF!.$U10]" office:value-type="percentage" office:value="0">
            <text:p>#REF!</text:p>
          </table:table-cell>
          <table:table-cell table:style-name="ce10" table:formula="of:=[#REF!.$U10]" office:value-type="percentage" office:value="0">
            <text:p>#REF!</text:p>
          </table:table-cell>
          <table:table-cell table:style-name="ce10" table:formula="of:=[#REF!.$U10]" office:value-type="percentage" office:value="0">
            <text:p>#REF!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table:style-name="ce5" office:value-type="string">
            <text:p>Z4</text:p>
          </table:table-cell>
          <table:table-cell table:style-name="ce3"/>
          <table:table-cell table:style-name="ce3" table:formula="of:=[.B22]" office:value-type="string" office:string-value="Z4">
            <text:p>Z4</text:p>
          </table:table-cell>
          <table:table-cell table:style-name="ce10" table:formula="of:=[#REF!.$U11]" office:value-type="percentage" office:value="0">
            <text:p>#REF!</text:p>
          </table:table-cell>
          <table:table-cell table:style-name="ce10" table:formula="of:=[#REF!.$U11]" office:value-type="percentage" office:value="0">
            <text:p>#REF!</text:p>
          </table:table-cell>
          <table:table-cell table:style-name="ce10" table:formula="of:=[#REF!.$U11]" office:value-type="percentage" office:value="0">
            <text:p>#REF!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table:style-name="ce5" office:value-type="string">
            <text:p>Z5</text:p>
          </table:table-cell>
          <table:table-cell table:style-name="ce3"/>
          <table:table-cell table:style-name="ce3" table:formula="of:=[.B23]" office:value-type="string" office:string-value="Z5">
            <text:p>Z5</text:p>
          </table:table-cell>
          <table:table-cell table:style-name="ce10" table:formula="of:=[#REF!.$U12]" office:value-type="percentage" office:value="0">
            <text:p>#REF!</text:p>
          </table:table-cell>
          <table:table-cell table:style-name="ce10" table:formula="of:=[#REF!.$U12]" office:value-type="percentage" office:value="0">
            <text:p>#REF!</text:p>
          </table:table-cell>
          <table:table-cell table:style-name="ce10" table:formula="of:=[#REF!.$U12]" office:value-type="percentage" office:value="0">
            <text:p>#REF!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table:style-name="ce5" office:value-type="string">
            <text:p>Z6</text:p>
          </table:table-cell>
          <table:table-cell table:style-name="ce3"/>
          <table:table-cell table:style-name="ce3" table:formula="of:=[.B24]" office:value-type="string" office:string-value="Z6">
            <text:p>Z6</text:p>
          </table:table-cell>
          <table:table-cell table:style-name="ce10" table:formula="of:=[#REF!.$U13]" office:value-type="percentage" office:value="0">
            <text:p>#REF!</text:p>
          </table:table-cell>
          <table:table-cell table:style-name="ce10" table:formula="of:=[#REF!.$U13]" office:value-type="percentage" office:value="0">
            <text:p>#REF!</text:p>
          </table:table-cell>
          <table:table-cell table:style-name="ce10" table:formula="of:=[#REF!.$U13]" office:value-type="percentage" office:value="0">
            <text:p>#REF!</text:p>
          </table:table-cell>
          <table:table-cell table:style-name="ce3"/>
          <table:table-cell table:number-columns-repeated="1016"/>
        </table:table-row>
        <table:table-row table:style-name="ro2" table:number-rows-repeated="2">
          <table:table-cell/>
          <table:table-cell table:style-name="ce3" table:number-columns-repeated="7"/>
          <table:table-cell table:number-columns-repeated="1016"/>
        </table:table-row>
        <table:table-row table:style-name="ro2">
          <table:table-cell table:number-columns-repeated="9" office:value-type="string">
            <text:p>*</text:p>
          </table:table-cell>
          <table:table-cell table:number-columns-repeated="1015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4" table:default-cell-style-name="ce11"/>
        <table:table-column table:style-name="co1" table:number-columns-repeated="1023" table:default-cell-style-name="ce11"/>
        <table:table-row table:style-name="ro3">
          <table:table-cell office:value-type="string">
            <text:p>[03/11/2020 14:40:10 : FxTestController.php : 496] </text:p>
          </table:table-cell>
          <table:table-cell table:number-columns-repeated="1023"/>
        </table:table-row>
        <table:table-row table:style-name="ro3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3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3">
          <table:table-cell office:value-type="string">
            <text:p>$_fname_File_CSV</text:p>
          </table:table-cell>
          <table:table-cell office:value-type="string">
            <text:p>44_5.1_10_rawdata.(AUDJPY).(Period-M15).(NumOfUnits-18000).(Bars-18000).20200116_171429.[SLICE-30].csv</text:p>
          </table:table-cell>
          <table:table-cell table:number-columns-repeated="1022"/>
        </table:table-row>
        <table:table-row table:style-name="ro3">
          <table:table-cell office:value-type="string">
            <text:p>start</text:p>
          </table:table-cell>
          <table:table-cell office:value-type="string">
            <text:p>2020.01.16 02:45</text:p>
          </table:table-cell>
          <table:table-cell table:number-columns-repeated="1022"/>
        </table:table-row>
        <table:table-row table:style-name="ro3">
          <table:table-cell office:value-type="string">
            <text:p>end</text:p>
          </table:table-cell>
          <table:table-cell office:value-type="string">
            <text:p>2020.01.16 10:00</text:p>
          </table:table-cell>
          <table:table-cell table:number-columns-repeated="1022"/>
        </table:table-row>
        <table:table-row table:style-name="ro3">
          <table:table-cell office:value-type="string">
            <text:p>$lo_BarDatas</text:p>
          </table:table-cell>
          <table:table-cell office:value-type="float" office:value="30">
            <text:p>30</text:p>
          </table:table-cell>
          <table:table-cell table:number-columns-repeated="17"/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office:value-type="string">
            <text:p>$lo_Pos</text:p>
          </table:table-cell>
          <table:table-cell office:value-type="float" office:value="27">
            <text:p>27</text:p>
          </table:table-cell>
          <table:table-cell office:value-type="string">
            <text:p>of all bds</text:p>
          </table:table-cell>
          <table:table-cell office:value-type="float" office:value="0.9">
            <text:p>0.9</text:p>
          </table:table-cell>
          <table:table-cell table:number-columns-repeated="15"/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office:value-type="string">
            <text:p>$numOf_SLs</text:p>
          </table:table-cell>
          <table:table-cell office:value-type="float" office:value="21">
            <text:p>21</text:p>
          </table:table-cell>
          <table:table-cell office:value-type="string">
            <text:p>of all Pos</text:p>
          </table:table-cell>
          <table:table-cell office:value-type="float" office:value="0.778">
            <text:p>0.778</text:p>
          </table:table-cell>
          <table:table-cell table:number-columns-repeated="15"/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office:value-type="string">
            <text:p>$numOf_TPs</text:p>
          </table:table-cell>
          <table:table-cell office:value-type="float" office:value="0">
            <text:p>0</text:p>
          </table:table-cell>
          <table:table-cell office:value-type="string">
            <text:p>of all Pos</text:p>
          </table:table-cell>
          <table:table-cell table:style-name="ce14" office:value-type="float" office:value="0">
            <text:p>0.000</text:p>
          </table:table-cell>
          <table:table-cell table:number-columns-repeated="15"/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office:value-type="string">
            <text:p>sum : start - exit</text:p>
          </table:table-cell>
          <table:table-cell office:value-type="float" office:value="-0.687">
            <text:p>-0.687</text:p>
          </table:table-cell>
          <table:table-cell table:number-columns-repeated="17"/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office:value-type="string">
            <text:p>xt_idx = -1</text:p>
          </table:table-cell>
          <table:table-cell office:value-type="float" office:value="6">
            <text:p>6</text:p>
          </table:table-cell>
          <table:table-cell table:number-columns-repeated="17"/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office:value-type="string">
            <text:p>$val_TP</text:p>
          </table:table-cell>
          <table:table-cell office:value-type="float" office:value="0.13">
            <text:p>0.13</text:p>
          </table:table-cell>
          <table:table-cell table:number-columns-repeated="1022"/>
        </table:table-row>
        <table:table-row table:style-name="ro3">
          <table:table-cell office:value-type="string">
            <text:p>$val_SL</text:p>
          </table:table-cell>
          <table:table-cell office:value-type="float" office:value="0.05">
            <text:p>0.0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_idx</text:p>
          </table:table-cell>
          <table:table-cell table:style-name="ce12" office:value-type="string">
            <text:p>s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idx</text:p>
          </table:table-cell>
          <table:table-cell table:style-name="ce12" office:value-type="string">
            <text:p>cu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ext_idx</text:p>
          </table:table-cell>
          <table:table-cell table:style-name="ce12" office:value-type="string">
            <text:p>ex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rf_idx</text:p>
          </table:table-cell>
          <table:table-cell table:style-name="ce12" office:value-type="string">
            <text:p>rf_pr</text:p>
          </table:table-cell>
          <table:table-cell table:style-name="ce12" office:value-type="string">
            <text:p>base_idx</text:p>
          </table:table-cell>
          <table:table-cell table:style-name="ce12" office:value-type="string">
            <text:p>base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status</text:p>
          </table:table-cell>
          <table:table-cell table:style-name="ce12" office:value-type="string">
            <text:p>ext_status</text:p>
          </table:table-cell>
          <table:table-cell table:style-name="ce12" office:value-type="string">
            <text:p>exit - start</text:p>
          </table:table-cell>
          <table:table-cell office:value-type="string">
            <text:p>BB loc</text:p>
          </table:table-cell>
          <table:table-cell table:number-columns-repeated="1006"/>
        </table:table-row>
        <table:table-row table:style-name="ro3">
          <table:table-cell table:style-name="ce13" office:value-type="float" office:value="0">
            <text:p>0</text:p>
          </table:table-cell>
          <table:table-cell table:style-name="ce13" office:value-type="float" office:value="76.025">
            <text:p>76.025</text:p>
          </table:table-cell>
          <table:table-cell table:style-name="ce13" office:value-type="float" office:value="-0">
            <text:p>-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6 03:1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6 03:1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76.026">
            <text:p>76.026</text:p>
          </table:table-cell>
          <table:table-cell table:style-name="ce13" office:value-type="float" office:value="-0">
            <text:p>-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3" office:value-type="float" office:value="76.003">
            <text:p>76.003</text:p>
          </table:table-cell>
          <table:table-cell table:style-name="ce13" office:value-type="string">
            <text:p>2020.01.16 03:0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943">
            <text:p>75.943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943">
            <text:p>75.943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6.025">
            <text:p>76.025</text:p>
          </table:table-cell>
          <table:table-cell table:style-name="ce13" office:value-type="string">
            <text:p>2020.01.16 0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3" office:value-type="float" office:value="75.995">
            <text:p>75.995</text:p>
          </table:table-cell>
          <table:table-cell table:style-name="ce13" office:value-type="string">
            <text:p>2020.01.16 03:1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6.024">
            <text:p>76.024</text:p>
          </table:table-cell>
          <table:table-cell table:style-name="ce13" office:value-type="string">
            <text:p>2020.01.16 0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3">
            <text:p>3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981">
            <text:p>75.981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4">
            <text:p>4</text:p>
          </table:table-cell>
          <table:table-cell table:style-name="ce13" office:value-type="float" office:value="75.947">
            <text:p>75.947</text:p>
          </table:table-cell>
          <table:table-cell table:style-name="ce13" office:value-type="string">
            <text:p>2020.01.16 03:4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5.962">
            <text:p>75.962</text:p>
          </table:table-cell>
          <table:table-cell table:style-name="ce13" office:value-type="string">
            <text:p>2020.01.16 0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5">
            <text:p>5</text:p>
          </table:table-cell>
          <table:table-cell table:style-name="ce13" office:value-type="float" office:value="75.963">
            <text:p>75.963</text:p>
          </table:table-cell>
          <table:table-cell table:style-name="ce13" office:value-type="string">
            <text:p>2020.01.16 04:00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5.983">
            <text:p>75.983</text:p>
          </table:table-cell>
          <table:table-cell table:style-name="ce13" office:value-type="string">
            <text:p>2020.01.16 0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3" office:value-type="float" office:value="75.967">
            <text:p>75.967</text:p>
          </table:table-cell>
          <table:table-cell table:style-name="ce13" office:value-type="string">
            <text:p>2020.01.16 04:1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5.907">
            <text:p>75.907</text:p>
          </table:table-cell>
          <table:table-cell table:style-name="ce13" office:value-type="string">
            <text:p>2020.01.16 04:30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5.907">
            <text:p>75.907</text:p>
          </table:table-cell>
          <table:table-cell table:style-name="ce13" office:value-type="string">
            <text:p>2020.01.16 04:3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5.969">
            <text:p>75.969</text:p>
          </table:table-cell>
          <table:table-cell table:style-name="ce13" office:value-type="string">
            <text:p>2020.01.16 0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3" office:value-type="float" office:value="75.936">
            <text:p>75.936</text:p>
          </table:table-cell>
          <table:table-cell table:style-name="ce13" office:value-type="string">
            <text:p>2020.01.16 04:3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5.943">
            <text:p>75.943</text:p>
          </table:table-cell>
          <table:table-cell table:style-name="ce13" office:value-type="string">
            <text:p>2020.01.16 0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1</text:p>
          </table:table-cell>
          <table:table-cell table:number-columns-repeated="1006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3" office:value-type="float" office:value="75.92">
            <text:p>75.92</text:p>
          </table:table-cell>
          <table:table-cell table:style-name="ce13" office:value-type="string">
            <text:p>2020.01.16 04:4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6 0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000000000005">
            <text:p>-0.019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6 05:00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75.947">
            <text:p>75.947</text:p>
          </table:table-cell>
          <table:table-cell table:style-name="ce13" office:value-type="string">
            <text:p>2020.01.16 0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6 05:15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5.961">
            <text:p>75.961</text:p>
          </table:table-cell>
          <table:table-cell table:style-name="ce13" office:value-type="string">
            <text:p>2020.01.16 0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1</text:p>
          </table:table-cell>
          <table:table-cell table:number-columns-repeated="1006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6 05:30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5.944">
            <text:p>75.944</text:p>
          </table:table-cell>
          <table:table-cell table:style-name="ce13" office:value-type="string">
            <text:p>2020.01.16 0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3" office:value-type="float" office:value="75.919">
            <text:p>75.919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5000000000001">
            <text:p>-0.015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6 06:00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6 0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000000000005">
            <text:p>-0.019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6 06:1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6 0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20000000000095">
            <text:p>-0.002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3" office:value-type="float" office:value="75.934">
            <text:p>75.934</text:p>
          </table:table-cell>
          <table:table-cell table:style-name="ce13" office:value-type="string">
            <text:p>2020.01.16 06:3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5.934">
            <text:p>75.934</text:p>
          </table:table-cell>
          <table:table-cell table:style-name="ce13" office:value-type="string">
            <text:p>2020.01.16 0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1</text:p>
          </table:table-cell>
          <table:table-cell table:number-columns-repeated="1006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6 06:4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6 0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400000000001">
            <text:p>-0.014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3" office:value-type="float" office:value="75.915">
            <text:p>75.915</text:p>
          </table:table-cell>
          <table:table-cell table:style-name="ce13" office:value-type="string">
            <text:p>2020.01.16 07:00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6 0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100000000001">
            <text:p>-0.011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6 07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6 0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000000000005">
            <text:p>-0.019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6 07:30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926">
            <text:p>75.926</text:p>
          </table:table-cell>
          <table:table-cell table:style-name="ce13" office:value-type="string">
            <text:p>2020.01.16 0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0000000000005">
            <text:p>-0.01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3" office:value-type="float" office:value="75.922">
            <text:p>75.922</text:p>
          </table:table-cell>
          <table:table-cell table:style-name="ce13" office:value-type="string">
            <text:p>2020.01.16 07:4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6 0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8000000000001">
            <text:p>-0.018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6 08:0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937">
            <text:p>75.937</text:p>
          </table:table-cell>
          <table:table-cell table:style-name="ce13" office:value-type="string">
            <text:p>2020.01.16 0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1</text:p>
          </table:table-cell>
          <table:table-cell table:number-columns-repeated="1006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000000000005">
            <text:p>-0.019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3" office:value-type="float" office:value="75.892">
            <text:p>75.892</text:p>
          </table:table-cell>
          <table:table-cell table:style-name="ce13" office:value-type="string">
            <text:p>2020.01.16 08:30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6 0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2">
            <text:p>0.012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6 08:4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6 0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3000000000005">
            <text:p>-0.013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6 09:0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6 09:4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75.964">
            <text:p>75.964</text:p>
          </table:table-cell>
          <table:table-cell table:style-name="ce13" office:value-type="string">
            <text:p>2020.01.16 0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string">
            <text:p>len =&gt; 27</text:p>
          </table:table-cell>
          <table:table-cell table:style-name="ce13" table:number-columns-repeated="16"/>
          <table:table-cell table:number-columns-repeated="1007"/>
        </table:table-row>
        <table:table-row table:style-name="ro3" table:number-rows-repeated="333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1'.U404" table:end-x="0.643cm" table:end-y="0.037cm" draw:z-index="0" draw:style-name="gr1" draw:text-style-name="P1" svg:width="26.289cm" svg:height="13.885cm" svg:x="1.452cm" svg:y="0.087cm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" table:style-name="ta1" table:print="false">
        <office:forms form:automatic-focus="false" form:apply-design-mode="false"/>
        <table:table-column table:style-name="co4" table:default-cell-style-name="ce11"/>
        <table:table-column table:style-name="co1" table:default-cell-style-name="ce11"/>
        <table:table-column table:style-name="co9" table:default-cell-style-name="ce11"/>
        <table:table-column table:style-name="co1" table:number-columns-repeated="2" table:default-cell-style-name="ce11"/>
        <table:table-column table:style-name="co10" table:default-cell-style-name="ce11"/>
        <table:table-column table:style-name="co1" table:number-columns-repeated="1018" table:default-cell-style-name="ce11"/>
        <table:table-row table:style-name="ro3">
          <table:table-cell office:value-type="string">
            <text:p>[03/11/2020 14:50:27 : FxTestController.php : 533] </text:p>
          </table:table-cell>
          <table:table-cell table:number-columns-repeated="1023"/>
        </table:table-row>
        <table:table-row table:style-name="ro3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3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3">
          <table:table-cell office:value-type="string">
            <text:p>$_fname_File_CSV</text:p>
          </table:table-cell>
          <table:table-cell office:value-type="string">
            <text:p>44_5.1_10_rawdata.(AUDJPY).(Period-M15).(NumOfUnits-18000).(Bars-18000).20200116_171429.[SLICE-30].csv</text:p>
          </table:table-cell>
          <table:table-cell table:number-columns-repeated="1022"/>
        </table:table-row>
        <table:table-row table:style-name="ro3">
          <table:table-cell office:value-type="string">
            <text:p>start</text:p>
          </table:table-cell>
          <table:table-cell office:value-type="string">
            <text:p>2020.01.16 02:45</text:p>
          </table:table-cell>
          <table:table-cell table:number-columns-repeated="1022"/>
        </table:table-row>
        <table:table-row table:style-name="ro3">
          <table:table-cell office:value-type="string">
            <text:p>end</text:p>
          </table:table-cell>
          <table:table-cell office:value-type="string">
            <text:p>2020.01.16 10:00</text:p>
          </table:table-cell>
          <table:table-cell table:number-columns-repeated="1022"/>
        </table:table-row>
        <table:table-row table:style-name="ro3">
          <table:table-cell office:value-type="string">
            <text:p>$lo_BarDatas</text:p>
          </table:table-cell>
          <table:table-cell office:value-type="float" office:value="30">
            <text:p>30</text:p>
          </table:table-cell>
          <table:table-cell table:number-columns-repeated="17"/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office:value-type="string">
            <text:p>$lo_Pos</text:p>
          </table:table-cell>
          <table:table-cell office:value-type="float" office:value="8">
            <text:p>8</text:p>
          </table:table-cell>
          <table:table-cell office:value-type="string">
            <text:p>of all bds</text:p>
          </table:table-cell>
          <table:table-cell office:value-type="float" office:value="0.267">
            <text:p>0.267</text:p>
          </table:table-cell>
          <table:table-cell table:number-columns-repeated="15"/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office:value-type="string">
            <text:p>$numOf_SLs</text:p>
          </table:table-cell>
          <table:table-cell office:value-type="float" office:value="6">
            <text:p>6</text:p>
          </table:table-cell>
          <table:table-cell office:value-type="string">
            <text:p>of all Pos</text:p>
          </table:table-cell>
          <table:table-cell office:value-type="float" office:value="0.75">
            <text:p>0.75</text:p>
          </table:table-cell>
          <table:table-cell table:number-columns-repeated="15"/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office:value-type="string">
            <text:p>$numOf_TPs</text:p>
          </table:table-cell>
          <table:table-cell office:value-type="float" office:value="0">
            <text:p>0</text:p>
          </table:table-cell>
          <table:table-cell office:value-type="string">
            <text:p>of all Pos</text:p>
          </table:table-cell>
          <table:table-cell table:style-name="ce14" office:value-type="float" office:value="0">
            <text:p>0.000</text:p>
          </table:table-cell>
          <table:table-cell table:number-columns-repeated="15"/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office:value-type="string">
            <text:p>sum : start - exit</text:p>
          </table:table-cell>
          <table:table-cell office:value-type="float" office:value="-0.274">
            <text:p>-0.274</text:p>
          </table:table-cell>
          <table:table-cell table:number-columns-repeated="17"/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office:value-type="string">
            <text:p>xt_idx = -1</text:p>
          </table:table-cell>
          <table:table-cell office:value-type="float" office:value="2">
            <text:p>2</text:p>
          </table:table-cell>
          <table:table-cell table:number-columns-repeated="17"/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office:value-type="string">
            <text:p>$val_TP</text:p>
          </table:table-cell>
          <table:table-cell office:value-type="float" office:value="0.13">
            <text:p>0.13</text:p>
          </table:table-cell>
          <table:table-cell table:number-columns-repeated="1022"/>
        </table:table-row>
        <table:table-row table:style-name="ro3">
          <table:table-cell office:value-type="string">
            <text:p>$val_SL</text:p>
          </table:table-cell>
          <table:table-cell office:value-type="float" office:value="0.05">
            <text:p>0.0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_idx</text:p>
          </table:table-cell>
          <table:table-cell table:style-name="ce12" office:value-type="string">
            <text:p>s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idx</text:p>
          </table:table-cell>
          <table:table-cell table:style-name="ce12" office:value-type="string">
            <text:p>cu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ext_idx</text:p>
          </table:table-cell>
          <table:table-cell table:style-name="ce12" office:value-type="string">
            <text:p>ex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rf_idx</text:p>
          </table:table-cell>
          <table:table-cell table:style-name="ce12" office:value-type="string">
            <text:p>rf_pr</text:p>
          </table:table-cell>
          <table:table-cell table:style-name="ce12" office:value-type="string">
            <text:p>base_idx</text:p>
          </table:table-cell>
          <table:table-cell table:style-name="ce12" office:value-type="string">
            <text:p>base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status</text:p>
          </table:table-cell>
          <table:table-cell table:style-name="ce12" office:value-type="string">
            <text:p>ext_status</text:p>
          </table:table-cell>
          <table:table-cell table:style-name="ce12" office:value-type="string">
            <text:p>exit - start</text:p>
          </table:table-cell>
          <table:table-cell office:value-type="string">
            <text:p>BB loc</text:p>
          </table:table-cell>
          <table:table-cell table:number-columns-repeated="1006"/>
        </table:table-row>
        <table:table-row table:style-name="ro3">
          <table:table-cell table:style-name="ce13" office:value-type="float" office:value="0">
            <text:p>0</text:p>
          </table:table-cell>
          <table:table-cell table:style-name="ce13" office:value-type="float" office:value="76.025">
            <text:p>76.025</text:p>
          </table:table-cell>
          <table:table-cell table:style-name="ce13" office:value-type="float" office:value="-0">
            <text:p>-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6 03:1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6 03:1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76.026">
            <text:p>76.026</text:p>
          </table:table-cell>
          <table:table-cell table:style-name="ce13" office:value-type="float" office:value="-0">
            <text:p>-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3" office:value-type="float" office:value="76.003">
            <text:p>76.003</text:p>
          </table:table-cell>
          <table:table-cell table:style-name="ce13" office:value-type="string">
            <text:p>2020.01.16 03:0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943">
            <text:p>75.943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943">
            <text:p>75.943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6.025">
            <text:p>76.025</text:p>
          </table:table-cell>
          <table:table-cell table:style-name="ce13" office:value-type="string">
            <text:p>2020.01.16 0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4">
            <text:p>4</text:p>
          </table:table-cell>
          <table:table-cell table:style-name="ce13" office:value-type="float" office:value="75.947">
            <text:p>75.947</text:p>
          </table:table-cell>
          <table:table-cell table:style-name="ce13" office:value-type="string">
            <text:p>2020.01.16 03:4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5.962">
            <text:p>75.962</text:p>
          </table:table-cell>
          <table:table-cell table:style-name="ce13" office:value-type="string">
            <text:p>2020.01.16 0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3" office:value-type="float" office:value="75.967">
            <text:p>75.967</text:p>
          </table:table-cell>
          <table:table-cell table:style-name="ce13" office:value-type="string">
            <text:p>2020.01.16 04:1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5.907">
            <text:p>75.907</text:p>
          </table:table-cell>
          <table:table-cell table:style-name="ce13" office:value-type="string">
            <text:p>2020.01.16 04:30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5.907">
            <text:p>75.907</text:p>
          </table:table-cell>
          <table:table-cell table:style-name="ce13" office:value-type="string">
            <text:p>2020.01.16 04:3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5.969">
            <text:p>75.969</text:p>
          </table:table-cell>
          <table:table-cell table:style-name="ce13" office:value-type="string">
            <text:p>2020.01.16 0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3" office:value-type="float" office:value="75.936">
            <text:p>75.936</text:p>
          </table:table-cell>
          <table:table-cell table:style-name="ce13" office:value-type="string">
            <text:p>2020.01.16 04:3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5.943">
            <text:p>75.943</text:p>
          </table:table-cell>
          <table:table-cell table:style-name="ce13" office:value-type="string">
            <text:p>2020.01.16 0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1</text:p>
          </table:table-cell>
          <table:table-cell table:number-columns-repeated="1006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3" office:value-type="float" office:value="75.919">
            <text:p>75.919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5000000000001">
            <text:p>-0.015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6 06:00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6 0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000000000005">
            <text:p>-0.019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6 09:0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6 09:4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75.964">
            <text:p>75.964</text:p>
          </table:table-cell>
          <table:table-cell table:style-name="ce13" office:value-type="string">
            <text:p>2020.01.16 0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string">
            <text:p>len =&gt; 8</text:p>
          </table:table-cell>
          <table:table-cell table:style-name="ce13" table:number-columns-repeated="16"/>
          <table:table-cell table:number-columns-repeated="1007"/>
        </table:table-row>
        <table:table-row table:style-name="ro3" table:number-rows-repeated="352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2'.U404" table:end-x="0.643cm" table:end-y="0.037cm" draw:z-index="0" draw:style-name="gr1" draw:text-style-name="P1" svg:width="26.289cm" svg:height="13.885cm" svg:x="1.451cm" svg:y="0.087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" table:style-name="ta1" table:print="false">
        <office:forms form:automatic-focus="false" form:apply-design-mode="false"/>
        <table:table-column table:style-name="co4" table:default-cell-style-name="ce11"/>
        <table:table-column table:style-name="co1" table:number-columns-repeated="1023" table:default-cell-style-name="ce11"/>
        <table:table-row table:style-name="ro3">
          <table:table-cell office:value-type="string">
            <text:p>[03/11/2020 15:02:11 : FxTestController.php : 533] </text:p>
          </table:table-cell>
          <table:table-cell table:number-columns-repeated="1023"/>
        </table:table-row>
        <table:table-row table:style-name="ro3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3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3">
          <table:table-cell office:value-type="string">
            <text:p>$_fname_File_CSV</text:p>
          </table:table-cell>
          <table:table-cell office:value-type="string">
            <text:p>(AUDJPY).(M5).20200227_131436.[20200115_0005-20200115_2355].csv</text:p>
          </table:table-cell>
          <table:table-cell table:number-columns-repeated="1022"/>
        </table:table-row>
        <table:table-row table:style-name="ro3">
          <table:table-cell office:value-type="string">
            <text:p>start</text:p>
          </table:table-cell>
          <table:table-cell office:value-type="string">
            <text:p>2020.01.15 00:05</text:p>
          </table:table-cell>
          <table:table-cell table:number-columns-repeated="1022"/>
        </table:table-row>
        <table:table-row table:style-name="ro3">
          <table:table-cell office:value-type="string">
            <text:p>end</text:p>
          </table:table-cell>
          <table:table-cell office:value-type="string">
            <text:p>2020.01.15 23:55</text:p>
          </table:table-cell>
          <table:table-cell table:number-columns-repeated="1022"/>
        </table:table-row>
        <table:table-row table:style-name="ro3">
          <table:table-cell office:value-type="string">
            <text:p>$lo_BarDatas</text:p>
          </table:table-cell>
          <table:table-cell office:value-type="float" office:value="287">
            <text:p>287</text:p>
          </table:table-cell>
          <table:table-cell table:number-columns-repeated="17"/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office:value-type="string">
            <text:p>$lo_Pos</text:p>
          </table:table-cell>
          <table:table-cell office:value-type="float" office:value="42">
            <text:p>42</text:p>
          </table:table-cell>
          <table:table-cell office:value-type="string">
            <text:p>of all bds</text:p>
          </table:table-cell>
          <table:table-cell office:value-type="float" office:value="0.146">
            <text:p>0.146</text:p>
          </table:table-cell>
          <table:table-cell table:number-columns-repeated="15"/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office:value-type="string">
            <text:p>$numOf_SLs</text:p>
          </table:table-cell>
          <table:table-cell office:value-type="float" office:value="40">
            <text:p>40</text:p>
          </table:table-cell>
          <table:table-cell office:value-type="string">
            <text:p>of all Pos</text:p>
          </table:table-cell>
          <table:table-cell office:value-type="float" office:value="0.952">
            <text:p>0.952</text:p>
          </table:table-cell>
          <table:table-cell table:number-columns-repeated="15"/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office:value-type="string">
            <text:p>$numOf_TPs</text:p>
          </table:table-cell>
          <table:table-cell office:value-type="float" office:value="1">
            <text:p>1</text:p>
          </table:table-cell>
          <table:table-cell office:value-type="string">
            <text:p>of all Pos</text:p>
          </table:table-cell>
          <table:table-cell table:style-name="ce14" office:value-type="float" office:value="0.024">
            <text:p>0.024</text:p>
          </table:table-cell>
          <table:table-cell table:number-columns-repeated="15"/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office:value-type="string">
            <text:p>sum : start - exit</text:p>
          </table:table-cell>
          <table:table-cell office:value-type="float" office:value="-1.197">
            <text:p>-1.197</text:p>
          </table:table-cell>
          <table:table-cell table:number-columns-repeated="17"/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office:value-type="string">
            <text:p>xt_idx = -1</text:p>
          </table:table-cell>
          <table:table-cell office:value-type="float" office:value="1">
            <text:p>1</text:p>
          </table:table-cell>
          <table:table-cell table:number-columns-repeated="17"/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office:value-type="string">
            <text:p>$val_TP</text:p>
          </table:table-cell>
          <table:table-cell office:value-type="float" office:value="0.13">
            <text:p>0.13</text:p>
          </table:table-cell>
          <table:table-cell table:number-columns-repeated="1022"/>
        </table:table-row>
        <table:table-row table:style-name="ro3">
          <table:table-cell office:value-type="string">
            <text:p>$val_SL</text:p>
          </table:table-cell>
          <table:table-cell office:value-type="float" office:value="0.05">
            <text:p>0.0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_idx</text:p>
          </table:table-cell>
          <table:table-cell table:style-name="ce12" office:value-type="string">
            <text:p>s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idx</text:p>
          </table:table-cell>
          <table:table-cell table:style-name="ce12" office:value-type="string">
            <text:p>cu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ext_idx</text:p>
          </table:table-cell>
          <table:table-cell table:style-name="ce12" office:value-type="string">
            <text:p>ex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rf_idx</text:p>
          </table:table-cell>
          <table:table-cell table:style-name="ce12" office:value-type="string">
            <text:p>rf_pr</text:p>
          </table:table-cell>
          <table:table-cell table:style-name="ce12" office:value-type="string">
            <text:p>base_idx</text:p>
          </table:table-cell>
          <table:table-cell table:style-name="ce12" office:value-type="string">
            <text:p>base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status</text:p>
          </table:table-cell>
          <table:table-cell table:style-name="ce12" office:value-type="string">
            <text:p>ext_status</text:p>
          </table:table-cell>
          <table:table-cell table:style-name="ce12" office:value-type="string">
            <text:p>exit - start</text:p>
          </table:table-cell>
          <table:table-cell office:value-type="string">
            <text:p>BB loc</text:p>
          </table:table-cell>
          <table:table-cell table:number-columns-repeated="1006"/>
        </table:table-row>
        <table:table-row table:style-name="ro3">
          <table:table-cell table:style-name="ce13" office:value-type="float" office:value="0">
            <text:p>0</text:p>
          </table:table-cell>
          <table:table-cell table:style-name="ce13" office:value-type="float" office:value="75.902">
            <text:p>75.902</text:p>
          </table:table-cell>
          <table:table-cell table:style-name="ce13" office:value-type="float" office:value="-0">
            <text:p>-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2">
            <text:p>75.842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2">
            <text:p>75.842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75.918">
            <text:p>75.918</text:p>
          </table:table-cell>
          <table:table-cell table:style-name="ce13" office:value-type="float" office:value="-0">
            <text:p>-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5.801">
            <text:p>75.801</text:p>
          </table:table-cell>
          <table:table-cell table:style-name="ce13" office:value-type="string">
            <text:p>2020.01.15 01:3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5.801">
            <text:p>75.801</text:p>
          </table:table-cell>
          <table:table-cell table:style-name="ce13" office:value-type="string">
            <text:p>2020.01.15 01:3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01:3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57">
            <text:p>75.757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57">
            <text:p>75.757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0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01:45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701">
            <text:p>75.701</text:p>
          </table:table-cell>
          <table:table-cell table:style-name="ce13" office:value-type="string">
            <text:p>2020.01.15 01:5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701">
            <text:p>75.701</text:p>
          </table:table-cell>
          <table:table-cell table:style-name="ce13" office:value-type="string">
            <text:p>2020.01.15 01:5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62">
            <text:p>75.762</text:p>
          </table:table-cell>
          <table:table-cell table:style-name="ce13" office:value-type="string">
            <text:p>2020.01.15 0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01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74">
            <text:p>75.74</text:p>
          </table:table-cell>
          <table:table-cell table:style-name="ce13" office:value-type="string">
            <text:p>2020.01.15 0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2999999999993">
            <text:p>0.073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3" office:value-type="float" office:value="75.831">
            <text:p>75.831</text:p>
          </table:table-cell>
          <table:table-cell table:style-name="ce13" office:value-type="string">
            <text:p>2020.01.15 02:3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1">
            <text:p>75.771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1">
            <text:p>75.771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842">
            <text:p>75.842</text:p>
          </table:table-cell>
          <table:table-cell table:style-name="ce13" office:value-type="string">
            <text:p>2020.01.15 0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30000000000001">
            <text:p>-0.003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3:0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5 0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30000000000001">
            <text:p>-0.003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03:4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5 0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5 03:5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2">
            <text:p>75.792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2">
            <text:p>75.792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75.874">
            <text:p>75.874</text:p>
          </table:table-cell>
          <table:table-cell table:style-name="ce13" office:value-type="string">
            <text:p>2020.01.15 0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3" office:value-type="float" office:value="75.815">
            <text:p>75.815</text:p>
          </table:table-cell>
          <table:table-cell table:style-name="ce13" office:value-type="string">
            <text:p>2020.01.15 04:2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55">
            <text:p>75.755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55">
            <text:p>75.755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5 04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53">
            <text:p>53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29999999999859">
            <text:p>0.003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82">
            <text:p>82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6:5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06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99">
            <text:p>99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08:2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08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04">
            <text:p>104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08:45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2">
            <text:p>75.772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2">
            <text:p>75.772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04">
            <text:p>104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5 0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122">
            <text:p>122</text:p>
          </table:table-cell>
          <table:table-cell table:style-name="ce13" office:value-type="float" office:value="75.716">
            <text:p>75.716</text:p>
          </table:table-cell>
          <table:table-cell table:style-name="ce13" office:value-type="string">
            <text:p>2020.01.15 10:15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656">
            <text:p>75.656</text:p>
          </table:table-cell>
          <table:table-cell table:style-name="ce13" office:value-type="string">
            <text:p>2020.01.15 10:20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656">
            <text:p>75.656</text:p>
          </table:table-cell>
          <table:table-cell table:style-name="ce13" office:value-type="string">
            <text:p>2020.01.15 10:20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23">
            <text:p>123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0:2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1999999999996">
            <text:p>0.032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24">
            <text:p>124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0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686">
            <text:p>75.686</text:p>
          </table:table-cell>
          <table:table-cell table:style-name="ce13" office:value-type="string">
            <text:p>2020.01.15 1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3999999999996">
            <text:p>0.014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37">
            <text:p>137</text:p>
          </table:table-cell>
          <table:table-cell table:style-name="ce13" office:value-type="float" office:value="75.676">
            <text:p>75.676</text:p>
          </table:table-cell>
          <table:table-cell table:style-name="ce13" office:value-type="string">
            <text:p>2020.01.15 11:3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5.658">
            <text:p>75.658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5.658">
            <text:p>75.658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137">
            <text:p>137</text:p>
          </table:table-cell>
          <table:table-cell table:style-name="ce13" office:value-type="float" office:value="75.706">
            <text:p>75.706</text:p>
          </table:table-cell>
          <table:table-cell table:style-name="ce13" office:value-type="string">
            <text:p>2020.01.15 1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8000000000001">
            <text:p>-0.018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157">
            <text:p>157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3:1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744">
            <text:p>75.744</text:p>
          </table:table-cell>
          <table:table-cell table:style-name="ce13" office:value-type="string">
            <text:p>2020.01.15 1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68">
            <text:p>168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14:05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1">
            <text:p>75.71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1">
            <text:p>75.71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14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169">
            <text:p>169</text:p>
          </table:table-cell>
          <table:table-cell table:style-name="ce13" office:value-type="float" office:value="75.752">
            <text:p>75.752</text:p>
          </table:table-cell>
          <table:table-cell table:style-name="ce13" office:value-type="string">
            <text:p>2020.01.15 14:1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5.692">
            <text:p>75.692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5.692">
            <text:p>75.692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169">
            <text:p>169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4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172">
            <text:p>172</text:p>
          </table:table-cell>
          <table:table-cell table:style-name="ce13" office:value-type="float" office:value="75.756">
            <text:p>75.756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4:45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4:4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180">
            <text:p>180</text:p>
          </table:table-cell>
          <table:table-cell table:style-name="ce13" office:value-type="float" office:value="75.691">
            <text:p>75.691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631">
            <text:p>75.631</text:p>
          </table:table-cell>
          <table:table-cell table:style-name="ce13" office:value-type="string">
            <text:p>2020.01.15 15:1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631">
            <text:p>75.631</text:p>
          </table:table-cell>
          <table:table-cell table:style-name="ce13" office:value-type="string">
            <text:p>2020.01.15 15:1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81">
            <text:p>181</text:p>
          </table:table-cell>
          <table:table-cell table:style-name="ce13" office:value-type="float" office:value="75.633">
            <text:p>75.633</text:p>
          </table:table-cell>
          <table:table-cell table:style-name="ce13" office:value-type="string">
            <text:p>2020.01.15 15:1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661">
            <text:p>75.661</text:p>
          </table:table-cell>
          <table:table-cell table:style-name="ce13" office:value-type="string">
            <text:p>2020.01.15 15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91000000000008">
            <text:p>0.091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183">
            <text:p>183</text:p>
          </table:table-cell>
          <table:table-cell table:style-name="ce13" office:value-type="float" office:value="75.61">
            <text:p>75.61</text:p>
          </table:table-cell>
          <table:table-cell table:style-name="ce13" office:value-type="string">
            <text:p>2020.01.15 15:2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599">
            <text:p>75.599</text:p>
          </table:table-cell>
          <table:table-cell table:style-name="ce13" office:value-type="string">
            <text:p>2020.01.15 15:4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599">
            <text:p>75.599</text:p>
          </table:table-cell>
          <table:table-cell table:style-name="ce13" office:value-type="string">
            <text:p>2020.01.15 15:40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5.63">
            <text:p>75.63</text:p>
          </table:table-cell>
          <table:table-cell table:style-name="ce13" office:value-type="string">
            <text:p>2020.01.15 15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0999999999996">
            <text:p>-0.011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198">
            <text:p>198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16:3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198">
            <text:p>198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1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079999999999956">
            <text:p>-0.008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203">
            <text:p>203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17:00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1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3" office:value-type="float" office:value="0.14">
            <text:p>0.14</text:p>
          </table:table-cell>
          <table:table-cell office:value-type="string">
            <text:p>Z1</text:p>
          </table:table-cell>
          <table:table-cell table:number-columns-repeated="1006"/>
        </table:table-row>
        <table:table-row table:style-name="ro3">
          <table:table-cell table:style-name="ce13" office:value-type="float" office:value="204">
            <text:p>204</text:p>
          </table:table-cell>
          <table:table-cell table:style-name="ce13" office:value-type="float" office:value="75.787">
            <text:p>75.787</text:p>
          </table:table-cell>
          <table:table-cell table:style-name="ce13" office:value-type="string">
            <text:p>2020.01.15 17:05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5.727">
            <text:p>75.727</text:p>
          </table:table-cell>
          <table:table-cell table:style-name="ce13" office:value-type="string">
            <text:p>2020.01.15 17:30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5.727">
            <text:p>75.727</text:p>
          </table:table-cell>
          <table:table-cell table:style-name="ce13" office:value-type="string">
            <text:p>2020.01.15 17:30</text:p>
          </table:table-cell>
          <table:table-cell table:style-name="ce13" office:value-type="float" office:value="204">
            <text:p>204</text:p>
          </table:table-cell>
          <table:table-cell table:style-name="ce13" office:value-type="float" office:value="75.804">
            <text:p>75.804</text:p>
          </table:table-cell>
          <table:table-cell table:style-name="ce13" office:value-type="string">
            <text:p>2020.01.15 17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205">
            <text:p>205</text:p>
          </table:table-cell>
          <table:table-cell table:style-name="ce13" office:value-type="float" office:value="75.796">
            <text:p>75.796</text:p>
          </table:table-cell>
          <table:table-cell table:style-name="ce13" office:value-type="string">
            <text:p>2020.01.15 17:1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17:20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17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206">
            <text:p>206</text:p>
          </table:table-cell>
          <table:table-cell table:style-name="ce13" office:value-type="float" office:value="75.76">
            <text:p>75.76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3699999999999">
            <text:p>0.137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215">
            <text:p>215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5 18:0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15">
            <text:p>215</text:p>
          </table:table-cell>
          <table:table-cell table:style-name="ce13" office:value-type="float" office:value="75.957">
            <text:p>75.957</text:p>
          </table:table-cell>
          <table:table-cell table:style-name="ce13" office:value-type="string">
            <text:p>2020.01.15 1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36000000000001">
            <text:p>0.036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223">
            <text:p>223</text:p>
          </table:table-cell>
          <table:table-cell table:style-name="ce13" office:value-type="float" office:value="76.004">
            <text:p>76.004</text:p>
          </table:table-cell>
          <table:table-cell table:style-name="ce13" office:value-type="string">
            <text:p>2020.01.15 18:4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4">
            <text:p>75.94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4">
            <text:p>75.94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23">
            <text:p>223</text:p>
          </table:table-cell>
          <table:table-cell table:style-name="ce13" office:value-type="float" office:value="76.005">
            <text:p>76.005</text:p>
          </table:table-cell>
          <table:table-cell table:style-name="ce13" office:value-type="string">
            <text:p>2020.01.15 18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234">
            <text:p>234</text:p>
          </table:table-cell>
          <table:table-cell table:style-name="ce13" office:value-type="float" office:value="75.997">
            <text:p>75.997</text:p>
          </table:table-cell>
          <table:table-cell table:style-name="ce13" office:value-type="string">
            <text:p>2020.01.15 19:35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37">
            <text:p>75.937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37">
            <text:p>75.937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6.008">
            <text:p>76.008</text:p>
          </table:table-cell>
          <table:table-cell table:style-name="ce13" office:value-type="string">
            <text:p>2020.01.15 19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37">
            <text:p>237</text:p>
          </table:table-cell>
          <table:table-cell table:style-name="ce13" office:value-type="float" office:value="75.964">
            <text:p>75.96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5 20:00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5 20:0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72">
            <text:p>75.972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38">
            <text:p>238</text:p>
          </table:table-cell>
          <table:table-cell table:style-name="ce13" office:value-type="float" office:value="75.947">
            <text:p>75.947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5 20:30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5 20:30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239">
            <text:p>239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5 20:0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75.933">
            <text:p>75.933</text:p>
          </table:table-cell>
          <table:table-cell table:style-name="ce13" office:value-type="string">
            <text:p>2020.01.15 2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244">
            <text:p>244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5 20:2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44">
            <text:p>244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5 2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246">
            <text:p>246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5 20:3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09">
            <text:p>75.909</text:p>
          </table:table-cell>
          <table:table-cell table:style-name="ce13" office:value-type="string">
            <text:p>2020.01.15 2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50">
            <text:p>250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78">
            <text:p>75.878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53">
            <text:p>253</text:p>
          </table:table-cell>
          <table:table-cell table:style-name="ce13" office:value-type="float" office:value="75.877">
            <text:p>75.877</text:p>
          </table:table-cell>
          <table:table-cell table:style-name="ce13" office:value-type="string">
            <text:p>2020.01.15 21:1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53">
            <text:p>253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5 2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66">
            <text:p>266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string">
            <text:p>len =&gt; 42</text:p>
          </table:table-cell>
          <table:table-cell table:style-name="ce13" table:number-columns-repeated="16"/>
          <table:table-cell table:number-columns-repeated="1007"/>
        </table:table-row>
        <table:table-row table:style-name="ro3" table:number-rows-repeated="318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3'.U404" table:end-x="0.643cm" table:end-y="0.037cm" draw:z-index="0" draw:style-name="gr1" draw:text-style-name="P1" svg:width="26.289cm" svg:height="13.885cm" svg:x="1.452cm" svg:y="0.087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" table:style-name="ta1" table:print="false">
        <office:forms form:automatic-focus="false" form:apply-design-mode="false"/>
        <table:table-column table:style-name="co4" table:default-cell-style-name="ce11"/>
        <table:table-column table:style-name="co1" table:number-columns-repeated="1023" table:default-cell-style-name="ce11"/>
        <table:table-row table:style-name="ro3">
          <table:table-cell office:value-type="string">
            <text:p>[03/11/2020 15:02:11 : FxTestController.php : 496] </text:p>
          </table:table-cell>
          <table:table-cell table:number-columns-repeated="1023"/>
        </table:table-row>
        <table:table-row table:style-name="ro3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3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3">
          <table:table-cell office:value-type="string">
            <text:p>$_fname_File_CSV</text:p>
          </table:table-cell>
          <table:table-cell office:value-type="string">
            <text:p>(AUDJPY).(M5).20200227_131436.[20200115_0005-20200115_2355].csv</text:p>
          </table:table-cell>
          <table:table-cell table:number-columns-repeated="1022"/>
        </table:table-row>
        <table:table-row table:style-name="ro3">
          <table:table-cell office:value-type="string">
            <text:p>start</text:p>
          </table:table-cell>
          <table:table-cell office:value-type="string">
            <text:p>2020.01.15 00:05</text:p>
          </table:table-cell>
          <table:table-cell table:number-columns-repeated="1022"/>
        </table:table-row>
        <table:table-row table:style-name="ro3">
          <table:table-cell office:value-type="string">
            <text:p>end</text:p>
          </table:table-cell>
          <table:table-cell office:value-type="string">
            <text:p>2020.01.15 23:55</text:p>
          </table:table-cell>
          <table:table-cell table:number-columns-repeated="1022"/>
        </table:table-row>
        <table:table-row table:style-name="ro3">
          <table:table-cell office:value-type="string">
            <text:p>$lo_BarDatas</text:p>
          </table:table-cell>
          <table:table-cell office:value-type="float" office:value="287">
            <text:p>287</text:p>
          </table:table-cell>
          <table:table-cell table:number-columns-repeated="17"/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office:value-type="string">
            <text:p>$lo_Pos</text:p>
          </table:table-cell>
          <table:table-cell office:value-type="float" office:value="284">
            <text:p>284</text:p>
          </table:table-cell>
          <table:table-cell office:value-type="string">
            <text:p>of all bds</text:p>
          </table:table-cell>
          <table:table-cell office:value-type="float" office:value="0.99">
            <text:p>0.99</text:p>
          </table:table-cell>
          <table:table-cell table:number-columns-repeated="15"/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office:value-type="string">
            <text:p>$numOf_SLs</text:p>
          </table:table-cell>
          <table:table-cell office:value-type="float" office:value="263">
            <text:p>263</text:p>
          </table:table-cell>
          <table:table-cell office:value-type="string">
            <text:p>of all Pos</text:p>
          </table:table-cell>
          <table:table-cell office:value-type="float" office:value="0.926">
            <text:p>0.926</text:p>
          </table:table-cell>
          <table:table-cell table:number-columns-repeated="15"/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office:value-type="string">
            <text:p>$numOf_TPs</text:p>
          </table:table-cell>
          <table:table-cell office:value-type="float" office:value="3">
            <text:p>3</text:p>
          </table:table-cell>
          <table:table-cell office:value-type="string">
            <text:p>of all Pos</text:p>
          </table:table-cell>
          <table:table-cell table:style-name="ce14" office:value-type="float" office:value="0.011">
            <text:p>0.011</text:p>
          </table:table-cell>
          <table:table-cell table:number-columns-repeated="15"/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office:value-type="string">
            <text:p>sum : start - exit</text:p>
          </table:table-cell>
          <table:table-cell office:value-type="float" office:value="-2.657">
            <text:p>-2.657</text:p>
          </table:table-cell>
          <table:table-cell table:number-columns-repeated="17"/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office:value-type="string">
            <text:p>xt_idx = -1</text:p>
          </table:table-cell>
          <table:table-cell office:value-type="float" office:value="18">
            <text:p>18</text:p>
          </table:table-cell>
          <table:table-cell table:number-columns-repeated="17"/>
          <table:table-cell table:style-name="ce14"/>
          <table:table-cell table:style-name="ce15"/>
          <table:table-cell table:number-columns-repeated="1003"/>
        </table:table-row>
        <table:table-row table:style-name="ro3">
          <table:table-cell office:value-type="string">
            <text:p>$val_TP</text:p>
          </table:table-cell>
          <table:table-cell office:value-type="float" office:value="0.13">
            <text:p>0.13</text:p>
          </table:table-cell>
          <table:table-cell table:number-columns-repeated="1022"/>
        </table:table-row>
        <table:table-row table:style-name="ro3">
          <table:table-cell office:value-type="string">
            <text:p>$val_SL</text:p>
          </table:table-cell>
          <table:table-cell office:value-type="float" office:value="0.05">
            <text:p>0.0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_idx</text:p>
          </table:table-cell>
          <table:table-cell table:style-name="ce12" office:value-type="string">
            <text:p>s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idx</text:p>
          </table:table-cell>
          <table:table-cell table:style-name="ce12" office:value-type="string">
            <text:p>cu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ext_idx</text:p>
          </table:table-cell>
          <table:table-cell table:style-name="ce12" office:value-type="string">
            <text:p>ex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rf_idx</text:p>
          </table:table-cell>
          <table:table-cell table:style-name="ce12" office:value-type="string">
            <text:p>rf_pr</text:p>
          </table:table-cell>
          <table:table-cell table:style-name="ce12" office:value-type="string">
            <text:p>base_idx</text:p>
          </table:table-cell>
          <table:table-cell table:style-name="ce12" office:value-type="string">
            <text:p>base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status</text:p>
          </table:table-cell>
          <table:table-cell table:style-name="ce12" office:value-type="string">
            <text:p>ext_status</text:p>
          </table:table-cell>
          <table:table-cell table:style-name="ce12" office:value-type="string">
            <text:p>exit - start</text:p>
          </table:table-cell>
          <table:table-cell office:value-type="string">
            <text:p>BB loc</text:p>
          </table:table-cell>
          <table:table-cell table:number-columns-repeated="1006"/>
        </table:table-row>
        <table:table-row table:style-name="ro3">
          <table:table-cell table:style-name="ce13" office:value-type="float" office:value="0">
            <text:p>0</text:p>
          </table:table-cell>
          <table:table-cell table:style-name="ce13" office:value-type="float" office:value="75.902">
            <text:p>75.902</text:p>
          </table:table-cell>
          <table:table-cell table:style-name="ce13" office:value-type="float" office:value="-0">
            <text:p>-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2">
            <text:p>75.842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2">
            <text:p>75.842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75.918">
            <text:p>75.918</text:p>
          </table:table-cell>
          <table:table-cell table:style-name="ce13" office:value-type="float" office:value="-0">
            <text:p>-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3" office:value-type="float" office:value="75.908">
            <text:p>75.908</text:p>
          </table:table-cell>
          <table:table-cell table:style-name="ce13" office:value-type="string">
            <text:p>2020.01.15 00:1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5 0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5 00: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57">
            <text:p>75.857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57">
            <text:p>75.857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5 0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3">
            <text:p>3</text:p>
          </table:table-cell>
          <table:table-cell table:style-name="ce13" office:value-type="float" office:value="75.915">
            <text:p>75.915</text:p>
          </table:table-cell>
          <table:table-cell table:style-name="ce13" office:value-type="string">
            <text:p>2020.01.15 00:2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55">
            <text:p>75.855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55">
            <text:p>75.855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92">
            <text:p>75.92</text:p>
          </table:table-cell>
          <table:table-cell table:style-name="ce13" office:value-type="string">
            <text:p>2020.01.15 0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4">
            <text:p>4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00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5.902">
            <text:p>75.902</text:p>
          </table:table-cell>
          <table:table-cell table:style-name="ce13" office:value-type="string">
            <text:p>2020.01.15 0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5">
            <text:p>5</text:p>
          </table:table-cell>
          <table:table-cell table:style-name="ce13" office:value-type="float" office:value="75.899">
            <text:p>75.899</text:p>
          </table:table-cell>
          <table:table-cell table:style-name="ce13" office:value-type="string">
            <text:p>2020.01.15 00:3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9">
            <text:p>75.839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9">
            <text:p>75.839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5.902">
            <text:p>75.902</text:p>
          </table:table-cell>
          <table:table-cell table:style-name="ce13" office:value-type="string">
            <text:p>2020.01.15 0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3" office:value-type="float" office:value="75.9">
            <text:p>75.9</text:p>
          </table:table-cell>
          <table:table-cell table:style-name="ce13" office:value-type="string">
            <text:p>2020.01.15 00:3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5 0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00:4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5.902">
            <text:p>75.902</text:p>
          </table:table-cell>
          <table:table-cell table:style-name="ce13" office:value-type="string">
            <text:p>2020.01.15 0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00:4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5.908">
            <text:p>75.908</text:p>
          </table:table-cell>
          <table:table-cell table:style-name="ce13" office:value-type="string">
            <text:p>2020.01.15 0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00:5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75.9">
            <text:p>75.9</text:p>
          </table:table-cell>
          <table:table-cell table:style-name="ce13" office:value-type="string">
            <text:p>2020.01.15 0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3" office:value-type="float" office:value="75.895">
            <text:p>75.895</text:p>
          </table:table-cell>
          <table:table-cell table:style-name="ce13" office:value-type="string">
            <text:p>2020.01.15 00:5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5.899">
            <text:p>75.899</text:p>
          </table:table-cell>
          <table:table-cell table:style-name="ce13" office:value-type="string">
            <text:p>2020.01.15 0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5 01:0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5 0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01:0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906">
            <text:p>75.906</text:p>
          </table:table-cell>
          <table:table-cell table:style-name="ce13" office:value-type="string">
            <text:p>2020.01.15 0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3" office:value-type="float" office:value="75.9">
            <text:p>75.9</text:p>
          </table:table-cell>
          <table:table-cell table:style-name="ce13" office:value-type="string">
            <text:p>2020.01.15 01:1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5 0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01: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5 0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01:2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0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5.801">
            <text:p>75.801</text:p>
          </table:table-cell>
          <table:table-cell table:style-name="ce13" office:value-type="string">
            <text:p>2020.01.15 01:3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5.801">
            <text:p>75.801</text:p>
          </table:table-cell>
          <table:table-cell table:style-name="ce13" office:value-type="string">
            <text:p>2020.01.15 01:3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01:3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57">
            <text:p>75.757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57">
            <text:p>75.757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0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01:35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46">
            <text:p>75.746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46">
            <text:p>75.746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0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3" office:value-type="float" office:value="75.788">
            <text:p>75.788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91">
            <text:p>75.791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01:45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701">
            <text:p>75.701</text:p>
          </table:table-cell>
          <table:table-cell table:style-name="ce13" office:value-type="string">
            <text:p>2020.01.15 01:5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701">
            <text:p>75.701</text:p>
          </table:table-cell>
          <table:table-cell table:style-name="ce13" office:value-type="string">
            <text:p>2020.01.15 01:5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62">
            <text:p>75.762</text:p>
          </table:table-cell>
          <table:table-cell table:style-name="ce13" office:value-type="string">
            <text:p>2020.01.15 0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01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74">
            <text:p>75.74</text:p>
          </table:table-cell>
          <table:table-cell table:style-name="ce13" office:value-type="string">
            <text:p>2020.01.15 0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2999999999993">
            <text:p>0.073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3" office:value-type="float" office:value="75.698">
            <text:p>75.698</text:p>
          </table:table-cell>
          <table:table-cell table:style-name="ce13" office:value-type="string">
            <text:p>2020.01.15 01:5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749">
            <text:p>75.749</text:p>
          </table:table-cell>
          <table:table-cell table:style-name="ce13" office:value-type="string">
            <text:p>2020.01.15 0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11">
            <text:p>0.111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3" office:value-type="float" office:value="75.738">
            <text:p>75.738</text:p>
          </table:table-cell>
          <table:table-cell table:style-name="ce13" office:value-type="string">
            <text:p>2020.01.15 02:0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5.751">
            <text:p>75.751</text:p>
          </table:table-cell>
          <table:table-cell table:style-name="ce13" office:value-type="string">
            <text:p>2020.01.15 0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0999999999998">
            <text:p>0.071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3" office:value-type="float" office:value="75.747">
            <text:p>75.747</text:p>
          </table:table-cell>
          <table:table-cell table:style-name="ce13" office:value-type="string">
            <text:p>2020.01.15 02:0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0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61999999999998">
            <text:p>0.062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3" office:value-type="float" office:value="75.764">
            <text:p>75.764</text:p>
          </table:table-cell>
          <table:table-cell table:style-name="ce13" office:value-type="string">
            <text:p>2020.01.15 02:1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0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5000000000002">
            <text:p>0.045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02:1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49999999999955">
            <text:p>-0.005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02:2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0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90000000000003">
            <text:p>0.009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02:2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847">
            <text:p>75.847</text:p>
          </table:table-cell>
          <table:table-cell table:style-name="ce13" office:value-type="string">
            <text:p>2020.01.15 0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40000000000049">
            <text:p>-0.004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3" office:value-type="float" office:value="75.831">
            <text:p>75.831</text:p>
          </table:table-cell>
          <table:table-cell table:style-name="ce13" office:value-type="string">
            <text:p>2020.01.15 02:3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1">
            <text:p>75.771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1">
            <text:p>75.771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842">
            <text:p>75.842</text:p>
          </table:table-cell>
          <table:table-cell table:style-name="ce13" office:value-type="string">
            <text:p>2020.01.15 0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5 02:3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7">
            <text:p>75.77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7">
            <text:p>75.77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5 0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3" office:value-type="float" office:value="75.849">
            <text:p>75.849</text:p>
          </table:table-cell>
          <table:table-cell table:style-name="ce13" office:value-type="string">
            <text:p>2020.01.15 02:4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5 0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5 02:4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7">
            <text:p>75.77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7">
            <text:p>75.77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5 0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67">
            <text:p>75.76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67">
            <text:p>75.76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30000000000001">
            <text:p>-0.003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3" office:value-type="float" office:value="75.788">
            <text:p>75.788</text:p>
          </table:table-cell>
          <table:table-cell table:style-name="ce13" office:value-type="string">
            <text:p>2020.01.15 03:00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5.846">
            <text:p>75.846</text:p>
          </table:table-cell>
          <table:table-cell table:style-name="ce13" office:value-type="string">
            <text:p>2020.01.15 0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19999999999953">
            <text:p>-0.002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3:0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5 0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30000000000001">
            <text:p>-0.003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3:1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5.834">
            <text:p>75.834</text:p>
          </table:table-cell>
          <table:table-cell table:style-name="ce13" office:value-type="string">
            <text:p>2020.01.15 0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0999999999996">
            <text:p>-0.011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3" office:value-type="float" office:value="75.807">
            <text:p>75.807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807">
            <text:p>75.807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5000000000001">
            <text:p>0.015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3" office:value-type="float" office:value="75.797">
            <text:p>75.797</text:p>
          </table:table-cell>
          <table:table-cell table:style-name="ce13" office:value-type="string">
            <text:p>2020.01.15 03:2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0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5000000000006">
            <text:p>0.025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3" office:value-type="float" office:value="75.81">
            <text:p>75.81</text:p>
          </table:table-cell>
          <table:table-cell table:style-name="ce13" office:value-type="string">
            <text:p>2020.01.15 03:2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2">
            <text:p>0.012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03:3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40000000000049">
            <text:p>0.004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3" office:value-type="float" office:value="75.829">
            <text:p>75.829</text:p>
          </table:table-cell>
          <table:table-cell table:style-name="ce13" office:value-type="string">
            <text:p>2020.01.15 03:3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875">
            <text:p>75.875</text:p>
          </table:table-cell>
          <table:table-cell table:style-name="ce13" office:value-type="string">
            <text:p>2020.01.15 0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69999999999908">
            <text:p>-0.007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3" office:value-type="float" office:value="75.874">
            <text:p>75.874</text:p>
          </table:table-cell>
          <table:table-cell table:style-name="ce13" office:value-type="string">
            <text:p>2020.01.15 03:4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5 0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03:4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5 0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5 03:5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2">
            <text:p>75.792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2">
            <text:p>75.792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75.874">
            <text:p>75.874</text:p>
          </table:table-cell>
          <table:table-cell table:style-name="ce13" office:value-type="string">
            <text:p>2020.01.15 0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5 03:55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5 0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5 04:0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3">
            <text:p>75.793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3">
            <text:p>75.793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5 0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3" office:value-type="float" office:value="75.836">
            <text:p>75.836</text:p>
          </table:table-cell>
          <table:table-cell table:style-name="ce13" office:value-type="string">
            <text:p>2020.01.15 04:0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48">
            <text:p>48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04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6000000000005">
            <text:p>-0.016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5 04:10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5 04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01">
            <text:p>75.801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01">
            <text:p>75.801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62">
            <text:p>75.86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3" office:value-type="float" office:value="75.815">
            <text:p>75.815</text:p>
          </table:table-cell>
          <table:table-cell table:style-name="ce13" office:value-type="string">
            <text:p>2020.01.15 04:2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55">
            <text:p>75.755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55">
            <text:p>75.755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5 04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52">
            <text:p>52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47">
            <text:p>75.847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53">
            <text:p>53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29999999999859">
            <text:p>0.003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54">
            <text:p>54</text:p>
          </table:table-cell>
          <table:table-cell table:style-name="ce13" office:value-type="float" office:value="75.798">
            <text:p>75.798</text:p>
          </table:table-cell>
          <table:table-cell table:style-name="ce13" office:value-type="string">
            <text:p>2020.01.15 04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04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69999999999908">
            <text:p>0.007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55">
            <text:p>55</text:p>
          </table:table-cell>
          <table:table-cell table:style-name="ce13" office:value-type="float" office:value="75.788">
            <text:p>75.788</text:p>
          </table:table-cell>
          <table:table-cell table:style-name="ce13" office:value-type="string">
            <text:p>2020.01.15 04:4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04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8000000000001">
            <text:p>-0.018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56">
            <text:p>56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4:4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56">
            <text:p>75.756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56">
            <text:p>75.756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56">
            <text:p>56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57">
            <text:p>57</text:p>
          </table:table-cell>
          <table:table-cell table:style-name="ce13" office:value-type="float" office:value="75.785">
            <text:p>75.785</text:p>
          </table:table-cell>
          <table:table-cell table:style-name="ce13" office:value-type="string">
            <text:p>2020.01.15 04:5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57">
            <text:p>57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04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5000000000001">
            <text:p>-0.015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58">
            <text:p>58</text:p>
          </table:table-cell>
          <table:table-cell table:style-name="ce13" office:value-type="float" office:value="75.797">
            <text:p>75.797</text:p>
          </table:table-cell>
          <table:table-cell table:style-name="ce13" office:value-type="string">
            <text:p>2020.01.15 04:5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75.815">
            <text:p>75.815</text:p>
          </table:table-cell>
          <table:table-cell table:style-name="ce13" office:value-type="string">
            <text:p>2020.01.15 04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79999999999956">
            <text:p>0.008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59">
            <text:p>59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05:0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19999999999953">
            <text:p>0.002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60">
            <text:p>60</text:p>
          </table:table-cell>
          <table:table-cell table:style-name="ce13" office:value-type="float" office:value="75.81">
            <text:p>75.81</text:p>
          </table:table-cell>
          <table:table-cell table:style-name="ce13" office:value-type="string">
            <text:p>2020.01.15 05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05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50000000000097">
            <text:p>-0.005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61">
            <text:p>61</text:p>
          </table:table-cell>
          <table:table-cell table:style-name="ce13" office:value-type="float" office:value="75.824">
            <text:p>75.824</text:p>
          </table:table-cell>
          <table:table-cell table:style-name="ce13" office:value-type="string">
            <text:p>2020.01.15 05:1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64">
            <text:p>75.764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64">
            <text:p>75.764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5.83">
            <text:p>75.83</text:p>
          </table:table-cell>
          <table:table-cell table:style-name="ce13" office:value-type="string">
            <text:p>2020.01.15 05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62">
            <text:p>62</text:p>
          </table:table-cell>
          <table:table-cell table:style-name="ce13" office:value-type="float" office:value="75.797">
            <text:p>75.797</text:p>
          </table:table-cell>
          <table:table-cell table:style-name="ce13" office:value-type="string">
            <text:p>2020.01.15 05:1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79999999999956">
            <text:p>0.008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63">
            <text:p>63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05:2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3">
            <text:p>63</text:p>
          </table:table-cell>
          <table:table-cell table:style-name="ce13" office:value-type="float" office:value="75.807">
            <text:p>75.807</text:p>
          </table:table-cell>
          <table:table-cell table:style-name="ce13" office:value-type="string">
            <text:p>2020.01.15 05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19999999999953">
            <text:p>0.002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64">
            <text:p>64</text:p>
          </table:table-cell>
          <table:table-cell table:style-name="ce13" office:value-type="float" office:value="75.783">
            <text:p>75.783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91">
            <text:p>75.791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1999999999991">
            <text:p>0.022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65">
            <text:p>65</text:p>
          </table:table-cell>
          <table:table-cell table:style-name="ce13" office:value-type="float" office:value="75.758">
            <text:p>75.758</text:p>
          </table:table-cell>
          <table:table-cell table:style-name="ce13" office:value-type="string">
            <text:p>2020.01.15 05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5.797">
            <text:p>75.797</text:p>
          </table:table-cell>
          <table:table-cell table:style-name="ce13" office:value-type="string">
            <text:p>2020.01.15 0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6999999999997">
            <text:p>0.047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66">
            <text:p>66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05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05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2999999999996">
            <text:p>0.023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67">
            <text:p>67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5:4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05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100000000001">
            <text:p>-0.011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68">
            <text:p>68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5:4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40000000000049">
            <text:p>-0.004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69">
            <text:p>69</text:p>
          </table:table-cell>
          <table:table-cell table:style-name="ce13" office:value-type="float" office:value="75.775">
            <text:p>75.775</text:p>
          </table:table-cell>
          <table:table-cell table:style-name="ce13" office:value-type="string">
            <text:p>2020.01.15 05:5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75.787">
            <text:p>75.787</text:p>
          </table:table-cell>
          <table:table-cell table:style-name="ce13" office:value-type="string">
            <text:p>2020.01.15 05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9999999999987">
            <text:p>0.03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70">
            <text:p>70</text:p>
          </table:table-cell>
          <table:table-cell table:style-name="ce13" office:value-type="float" office:value="75.781">
            <text:p>75.781</text:p>
          </table:table-cell>
          <table:table-cell table:style-name="ce13" office:value-type="string">
            <text:p>2020.01.15 05:5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5 05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3999999999987">
            <text:p>0.024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71">
            <text:p>71</text:p>
          </table:table-cell>
          <table:table-cell table:style-name="ce13" office:value-type="float" office:value="75.785">
            <text:p>75.785</text:p>
          </table:table-cell>
          <table:table-cell table:style-name="ce13" office:value-type="string">
            <text:p>2020.01.15 06:0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75.794">
            <text:p>75.794</text:p>
          </table:table-cell>
          <table:table-cell table:style-name="ce13" office:value-type="string">
            <text:p>2020.01.15 0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9999999999996">
            <text:p>0.02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72">
            <text:p>72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06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06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8999999999996">
            <text:p>0.029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73">
            <text:p>73</text:p>
          </table:table-cell>
          <table:table-cell table:style-name="ce13" office:value-type="float" office:value="75.767">
            <text:p>75.767</text:p>
          </table:table-cell>
          <table:table-cell table:style-name="ce13" office:value-type="string">
            <text:p>2020.01.15 06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06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37999999999997">
            <text:p>0.038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74">
            <text:p>74</text:p>
          </table:table-cell>
          <table:table-cell table:style-name="ce13" office:value-type="float" office:value="75.784">
            <text:p>75.784</text:p>
          </table:table-cell>
          <table:table-cell table:style-name="ce13" office:value-type="string">
            <text:p>2020.01.15 06:1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5.792">
            <text:p>75.792</text:p>
          </table:table-cell>
          <table:table-cell table:style-name="ce13" office:value-type="string">
            <text:p>2020.01.15 0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0999999999987">
            <text:p>0.021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75">
            <text:p>75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6:2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06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6999999999987">
            <text:p>0.027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76">
            <text:p>76</text:p>
          </table:table-cell>
          <table:table-cell table:style-name="ce13" office:value-type="float" office:value="75.799">
            <text:p>75.799</text:p>
          </table:table-cell>
          <table:table-cell table:style-name="ce13" office:value-type="string">
            <text:p>2020.01.15 06:2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06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5999999999986">
            <text:p>0.0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77">
            <text:p>77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06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19999999999953">
            <text:p>0.002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78">
            <text:p>78</text:p>
          </table:table-cell>
          <table:table-cell table:style-name="ce13" office:value-type="float" office:value="75.804">
            <text:p>75.804</text:p>
          </table:table-cell>
          <table:table-cell table:style-name="ce13" office:value-type="string">
            <text:p>2020.01.15 06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0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099999999999056">
            <text:p>0.001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79">
            <text:p>79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06:4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815">
            <text:p>75.815</text:p>
          </table:table-cell>
          <table:table-cell table:style-name="ce13" office:value-type="string">
            <text:p>2020.01.15 06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80000000000098">
            <text:p>-0.008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80">
            <text:p>80</text:p>
          </table:table-cell>
          <table:table-cell table:style-name="ce13" office:value-type="float" office:value="75.81">
            <text:p>75.81</text:p>
          </table:table-cell>
          <table:table-cell table:style-name="ce13" office:value-type="string">
            <text:p>2020.01.15 06:4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50000000000097">
            <text:p>-0.005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81">
            <text:p>81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06:5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6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60000000000144">
            <text:p>-0.0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82">
            <text:p>82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6:5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06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83">
            <text:p>83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07:0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19999999999953">
            <text:p>0.002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84">
            <text:p>84</text:p>
          </table:table-cell>
          <table:table-cell table:style-name="ce13" office:value-type="float" office:value="75.788">
            <text:p>75.788</text:p>
          </table:table-cell>
          <table:table-cell table:style-name="ce13" office:value-type="string">
            <text:p>2020.01.15 07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75.797">
            <text:p>75.797</text:p>
          </table:table-cell>
          <table:table-cell table:style-name="ce13" office:value-type="string">
            <text:p>2020.01.15 07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6999999999996">
            <text:p>0.017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85">
            <text:p>85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07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5.795">
            <text:p>75.795</text:p>
          </table:table-cell>
          <table:table-cell table:style-name="ce13" office:value-type="string">
            <text:p>2020.01.15 07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2999999999996">
            <text:p>0.023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86">
            <text:p>86</text:p>
          </table:table-cell>
          <table:table-cell table:style-name="ce13" office:value-type="float" office:value="75.779">
            <text:p>75.779</text:p>
          </table:table-cell>
          <table:table-cell table:style-name="ce13" office:value-type="string">
            <text:p>2020.01.15 07:1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75.807">
            <text:p>75.807</text:p>
          </table:table-cell>
          <table:table-cell table:style-name="ce13" office:value-type="string">
            <text:p>2020.01.15 0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5999999999996">
            <text:p>0.02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87">
            <text:p>87</text:p>
          </table:table-cell>
          <table:table-cell table:style-name="ce13" office:value-type="float" office:value="75.796">
            <text:p>75.796</text:p>
          </table:table-cell>
          <table:table-cell table:style-name="ce13" office:value-type="string">
            <text:p>2020.01.15 07:2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7">
            <text:p>87</text:p>
          </table:table-cell>
          <table:table-cell table:style-name="ce13" office:value-type="float" office:value="75.798">
            <text:p>75.798</text:p>
          </table:table-cell>
          <table:table-cell table:style-name="ce13" office:value-type="string">
            <text:p>2020.01.15 07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89999999999861">
            <text:p>0.009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88">
            <text:p>88</text:p>
          </table:table-cell>
          <table:table-cell table:style-name="ce13" office:value-type="float" office:value="75.799">
            <text:p>75.799</text:p>
          </table:table-cell>
          <table:table-cell table:style-name="ce13" office:value-type="string">
            <text:p>2020.01.15 07:2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8">
            <text:p>88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7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5999999999986">
            <text:p>0.0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89">
            <text:p>89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07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0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90000000000003">
            <text:p>-0.009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90">
            <text:p>9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7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07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700000000001">
            <text:p>-0.017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91">
            <text:p>91</text:p>
          </table:table-cell>
          <table:table-cell table:style-name="ce13" office:value-type="float" office:value="75.828">
            <text:p>75.828</text:p>
          </table:table-cell>
          <table:table-cell table:style-name="ce13" office:value-type="string">
            <text:p>2020.01.15 07:4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8">
            <text:p>75.76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8">
            <text:p>75.76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07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92">
            <text:p>92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7:4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2">
            <text:p>92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0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100000000001">
            <text:p>-0.011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93">
            <text:p>93</text:p>
          </table:table-cell>
          <table:table-cell table:style-name="ce13" office:value-type="float" office:value="75.812">
            <text:p>75.812</text:p>
          </table:table-cell>
          <table:table-cell table:style-name="ce13" office:value-type="string">
            <text:p>2020.01.15 07:5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07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7000000000005">
            <text:p>-0.007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94">
            <text:p>94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7:5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5 07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95">
            <text:p>95</text:p>
          </table:table-cell>
          <table:table-cell table:style-name="ce13" office:value-type="float" office:value="75.821">
            <text:p>75.821</text:p>
          </table:table-cell>
          <table:table-cell table:style-name="ce13" office:value-type="string">
            <text:p>2020.01.15 08:0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6000000000005">
            <text:p>-0.01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96">
            <text:p>96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08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8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10000000000048">
            <text:p>-0.001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97">
            <text:p>97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08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5.839">
            <text:p>75.839</text:p>
          </table:table-cell>
          <table:table-cell table:style-name="ce13" office:value-type="string">
            <text:p>2020.01.15 08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80000000000098">
            <text:p>-0.008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98">
            <text:p>98</text:p>
          </table:table-cell>
          <table:table-cell table:style-name="ce13" office:value-type="float" office:value="75.828">
            <text:p>75.828</text:p>
          </table:table-cell>
          <table:table-cell table:style-name="ce13" office:value-type="string">
            <text:p>2020.01.15 08:1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8">
            <text:p>75.76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8">
            <text:p>75.76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75.839">
            <text:p>75.839</text:p>
          </table:table-cell>
          <table:table-cell table:style-name="ce13" office:value-type="string">
            <text:p>2020.01.15 0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99">
            <text:p>99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08:2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08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00">
            <text:p>100</text:p>
          </table:table-cell>
          <table:table-cell table:style-name="ce13" office:value-type="float" office:value="75.862">
            <text:p>75.862</text:p>
          </table:table-cell>
          <table:table-cell table:style-name="ce13" office:value-type="string">
            <text:p>2020.01.15 08:2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08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01">
            <text:p>101</text:p>
          </table:table-cell>
          <table:table-cell table:style-name="ce13" office:value-type="float" office:value="75.859">
            <text:p>75.859</text:p>
          </table:table-cell>
          <table:table-cell table:style-name="ce13" office:value-type="string">
            <text:p>2020.01.15 08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799">
            <text:p>75.799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799">
            <text:p>75.799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1">
            <text:p>101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5 0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02">
            <text:p>102</text:p>
          </table:table-cell>
          <table:table-cell table:style-name="ce13" office:value-type="float" office:value="75.858">
            <text:p>75.858</text:p>
          </table:table-cell>
          <table:table-cell table:style-name="ce13" office:value-type="string">
            <text:p>2020.01.15 08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798">
            <text:p>75.798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798">
            <text:p>75.798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5 08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03">
            <text:p>103</text:p>
          </table:table-cell>
          <table:table-cell table:style-name="ce13" office:value-type="float" office:value="75.842">
            <text:p>75.842</text:p>
          </table:table-cell>
          <table:table-cell table:style-name="ce13" office:value-type="string">
            <text:p>2020.01.15 08:4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3">
            <text:p>103</text:p>
          </table:table-cell>
          <table:table-cell table:style-name="ce13" office:value-type="float" office:value="75.843">
            <text:p>75.843</text:p>
          </table:table-cell>
          <table:table-cell table:style-name="ce13" office:value-type="string">
            <text:p>2020.01.15 08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04">
            <text:p>104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08:45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2">
            <text:p>75.772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2">
            <text:p>75.772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04">
            <text:p>104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5 0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105">
            <text:p>105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08:5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5">
            <text:p>105</text:p>
          </table:table-cell>
          <table:table-cell table:style-name="ce13" office:value-type="float" office:value="75.843">
            <text:p>75.843</text:p>
          </table:table-cell>
          <table:table-cell table:style-name="ce13" office:value-type="string">
            <text:p>2020.01.15 08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06">
            <text:p>106</text:p>
          </table:table-cell>
          <table:table-cell table:style-name="ce13" office:value-type="float" office:value="75.843">
            <text:p>75.843</text:p>
          </table:table-cell>
          <table:table-cell table:style-name="ce13" office:value-type="string">
            <text:p>2020.01.15 08:55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83">
            <text:p>75.783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83">
            <text:p>75.783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5.851">
            <text:p>75.851</text:p>
          </table:table-cell>
          <table:table-cell table:style-name="ce13" office:value-type="string">
            <text:p>2020.01.15 08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07">
            <text:p>107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09:0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7">
            <text:p>107</text:p>
          </table:table-cell>
          <table:table-cell table:style-name="ce13" office:value-type="float" office:value="75.844">
            <text:p>75.844</text:p>
          </table:table-cell>
          <table:table-cell table:style-name="ce13" office:value-type="string">
            <text:p>2020.01.15 0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08">
            <text:p>108</text:p>
          </table:table-cell>
          <table:table-cell table:style-name="ce13" office:value-type="float" office:value="75.823">
            <text:p>75.823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3">
            <text:p>75.763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3">
            <text:p>75.763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09">
            <text:p>109</text:p>
          </table:table-cell>
          <table:table-cell table:style-name="ce13" office:value-type="float" office:value="75.796">
            <text:p>75.796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99">
            <text:p>75.799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10">
            <text:p>110</text:p>
          </table:table-cell>
          <table:table-cell table:style-name="ce13" office:value-type="float" office:value="75.777">
            <text:p>75.777</text:p>
          </table:table-cell>
          <table:table-cell table:style-name="ce13" office:value-type="string">
            <text:p>2020.01.15 09:15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75.81">
            <text:p>75.81</text:p>
          </table:table-cell>
          <table:table-cell table:style-name="ce13" office:value-type="string">
            <text:p>2020.01.15 0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10000000000048">
            <text:p>-0.001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111">
            <text:p>111</text:p>
          </table:table-cell>
          <table:table-cell table:style-name="ce13" office:value-type="float" office:value="75.791">
            <text:p>75.791</text:p>
          </table:table-cell>
          <table:table-cell table:style-name="ce13" office:value-type="string">
            <text:p>2020.01.15 09:2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1">
            <text:p>111</text:p>
          </table:table-cell>
          <table:table-cell table:style-name="ce13" office:value-type="float" office:value="75.836">
            <text:p>75.836</text:p>
          </table:table-cell>
          <table:table-cell table:style-name="ce13" office:value-type="string">
            <text:p>2020.01.15 09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5000000000001">
            <text:p>-0.015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112">
            <text:p>112</text:p>
          </table:table-cell>
          <table:table-cell table:style-name="ce13" office:value-type="float" office:value="75.834">
            <text:p>75.834</text:p>
          </table:table-cell>
          <table:table-cell table:style-name="ce13" office:value-type="string">
            <text:p>2020.01.15 09:25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5 09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113">
            <text:p>11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9:3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9">
            <text:p>75.749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9">
            <text:p>75.749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3">
            <text:p>113</text:p>
          </table:table-cell>
          <table:table-cell table:style-name="ce13" office:value-type="float" office:value="75.821">
            <text:p>75.821</text:p>
          </table:table-cell>
          <table:table-cell table:style-name="ce13" office:value-type="string">
            <text:p>2020.01.15 0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14">
            <text:p>114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09:3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4">
            <text:p>114</text:p>
          </table:table-cell>
          <table:table-cell table:style-name="ce13" office:value-type="float" office:value="75.83">
            <text:p>75.83</text:p>
          </table:table-cell>
          <table:table-cell table:style-name="ce13" office:value-type="string">
            <text:p>2020.01.15 09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15">
            <text:p>115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09:4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7">
            <text:p>75.767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7">
            <text:p>75.767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5">
            <text:p>115</text:p>
          </table:table-cell>
          <table:table-cell table:style-name="ce13" office:value-type="float" office:value="75.828">
            <text:p>75.828</text:p>
          </table:table-cell>
          <table:table-cell table:style-name="ce13" office:value-type="string">
            <text:p>2020.01.15 09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16">
            <text:p>116</text:p>
          </table:table-cell>
          <table:table-cell table:style-name="ce13" office:value-type="float" office:value="75.821">
            <text:p>75.821</text:p>
          </table:table-cell>
          <table:table-cell table:style-name="ce13" office:value-type="string">
            <text:p>2020.01.15 09:4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17">
            <text:p>117</text:p>
          </table:table-cell>
          <table:table-cell table:style-name="ce13" office:value-type="float" office:value="75.808">
            <text:p>75.808</text:p>
          </table:table-cell>
          <table:table-cell table:style-name="ce13" office:value-type="string">
            <text:p>2020.01.15 09:5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8">
            <text:p>75.74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8">
            <text:p>75.74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7">
            <text:p>117</text:p>
          </table:table-cell>
          <table:table-cell table:style-name="ce13" office:value-type="float" office:value="75.83">
            <text:p>75.83</text:p>
          </table:table-cell>
          <table:table-cell table:style-name="ce13" office:value-type="string">
            <text:p>2020.01.15 09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18">
            <text:p>118</text:p>
          </table:table-cell>
          <table:table-cell table:style-name="ce13" office:value-type="float" office:value="75.812">
            <text:p>75.812</text:p>
          </table:table-cell>
          <table:table-cell table:style-name="ce13" office:value-type="string">
            <text:p>2020.01.15 09:5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52">
            <text:p>75.752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52">
            <text:p>75.752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09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19">
            <text:p>119</text:p>
          </table:table-cell>
          <table:table-cell table:style-name="ce13" office:value-type="float" office:value="75.788">
            <text:p>75.788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96">
            <text:p>75.79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20">
            <text:p>120</text:p>
          </table:table-cell>
          <table:table-cell table:style-name="ce13" office:value-type="float" office:value="75.783">
            <text:p>75.783</text:p>
          </table:table-cell>
          <table:table-cell table:style-name="ce13" office:value-type="string">
            <text:p>2020.01.15 10:0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75.791">
            <text:p>75.791</text:p>
          </table:table-cell>
          <table:table-cell table:style-name="ce13" office:value-type="string">
            <text:p>2020.01.15 10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21">
            <text:p>121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14">
            <text:p>75.714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14">
            <text:p>75.714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22">
            <text:p>122</text:p>
          </table:table-cell>
          <table:table-cell table:style-name="ce13" office:value-type="float" office:value="75.716">
            <text:p>75.716</text:p>
          </table:table-cell>
          <table:table-cell table:style-name="ce13" office:value-type="string">
            <text:p>2020.01.15 10:15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656">
            <text:p>75.656</text:p>
          </table:table-cell>
          <table:table-cell table:style-name="ce13" office:value-type="string">
            <text:p>2020.01.15 10:20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656">
            <text:p>75.656</text:p>
          </table:table-cell>
          <table:table-cell table:style-name="ce13" office:value-type="string">
            <text:p>2020.01.15 10:20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23">
            <text:p>123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0:2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1999999999996">
            <text:p>0.032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24">
            <text:p>124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0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686">
            <text:p>75.686</text:p>
          </table:table-cell>
          <table:table-cell table:style-name="ce13" office:value-type="string">
            <text:p>2020.01.15 1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3999999999996">
            <text:p>0.014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25">
            <text:p>125</text:p>
          </table:table-cell>
          <table:table-cell table:style-name="ce13" office:value-type="float" office:value="75.685">
            <text:p>75.685</text:p>
          </table:table-cell>
          <table:table-cell table:style-name="ce13" office:value-type="string">
            <text:p>2020.01.15 10:3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25">
            <text:p>125</text:p>
          </table:table-cell>
          <table:table-cell table:style-name="ce13" office:value-type="float" office:value="75.707">
            <text:p>75.707</text:p>
          </table:table-cell>
          <table:table-cell table:style-name="ce13" office:value-type="string">
            <text:p>2020.01.15 1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6999999999992">
            <text:p>0.037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26">
            <text:p>126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0:3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26">
            <text:p>126</text:p>
          </table:table-cell>
          <table:table-cell table:style-name="ce13" office:value-type="float" office:value="75.711">
            <text:p>75.711</text:p>
          </table:table-cell>
          <table:table-cell table:style-name="ce13" office:value-type="string">
            <text:p>2020.01.15 1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1999999999996">
            <text:p>0.032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27">
            <text:p>127</text:p>
          </table:table-cell>
          <table:table-cell table:style-name="ce13" office:value-type="float" office:value="75.706">
            <text:p>75.706</text:p>
          </table:table-cell>
          <table:table-cell table:style-name="ce13" office:value-type="string">
            <text:p>2020.01.15 10:4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5999999999991">
            <text:p>0.016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28">
            <text:p>128</text:p>
          </table:table-cell>
          <table:table-cell table:style-name="ce13" office:value-type="float" office:value="75.671">
            <text:p>75.671</text:p>
          </table:table-cell>
          <table:table-cell table:style-name="ce13" office:value-type="string">
            <text:p>2020.01.15 10:4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28">
            <text:p>128</text:p>
          </table:table-cell>
          <table:table-cell table:style-name="ce13" office:value-type="float" office:value="75.697">
            <text:p>75.697</text:p>
          </table:table-cell>
          <table:table-cell table:style-name="ce13" office:value-type="string">
            <text:p>2020.01.15 1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80000000000098">
            <text:p>-0.008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29">
            <text:p>129</text:p>
          </table:table-cell>
          <table:table-cell table:style-name="ce13" office:value-type="float" office:value="75.691">
            <text:p>75.691</text:p>
          </table:table-cell>
          <table:table-cell table:style-name="ce13" office:value-type="string">
            <text:p>2020.01.15 10:5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29">
            <text:p>129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0999999999992">
            <text:p>0.031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30">
            <text:p>130</text:p>
          </table:table-cell>
          <table:table-cell table:style-name="ce13" office:value-type="float" office:value="75.695">
            <text:p>75.695</text:p>
          </table:table-cell>
          <table:table-cell table:style-name="ce13" office:value-type="string">
            <text:p>2020.01.15 10:5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75.703">
            <text:p>75.703</text:p>
          </table:table-cell>
          <table:table-cell table:style-name="ce13" office:value-type="string">
            <text:p>2020.01.15 1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27000000000001">
            <text:p>0.027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31">
            <text:p>131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1:0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1">
            <text:p>131</text:p>
          </table:table-cell>
          <table:table-cell table:style-name="ce13" office:value-type="float" office:value="75.694">
            <text:p>75.694</text:p>
          </table:table-cell>
          <table:table-cell table:style-name="ce13" office:value-type="string">
            <text:p>2020.01.15 1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1999999999996">
            <text:p>0.032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32">
            <text:p>132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1:0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691">
            <text:p>75.691</text:p>
          </table:table-cell>
          <table:table-cell table:style-name="ce13" office:value-type="string">
            <text:p>2020.01.15 1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000000000005">
            <text:p>-0.019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33">
            <text:p>133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1:1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3">
            <text:p>133</text:p>
          </table:table-cell>
          <table:table-cell table:style-name="ce13" office:value-type="float" office:value="75.717">
            <text:p>75.717</text:p>
          </table:table-cell>
          <table:table-cell table:style-name="ce13" office:value-type="string">
            <text:p>2020.01.15 1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1999999999996">
            <text:p>0.032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34">
            <text:p>134</text:p>
          </table:table-cell>
          <table:table-cell table:style-name="ce13" office:value-type="float" office:value="75.713">
            <text:p>75.713</text:p>
          </table:table-cell>
          <table:table-cell table:style-name="ce13" office:value-type="string">
            <text:p>2020.01.15 11:1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090000000000003">
            <text:p>0.009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35">
            <text:p>135</text:p>
          </table:table-cell>
          <table:table-cell table:style-name="ce13" office:value-type="float" office:value="75.711">
            <text:p>75.711</text:p>
          </table:table-cell>
          <table:table-cell table:style-name="ce13" office:value-type="string">
            <text:p>2020.01.15 11:2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5.72">
            <text:p>75.72</text:p>
          </table:table-cell>
          <table:table-cell table:style-name="ce13" office:value-type="string">
            <text:p>2020.01.15 1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0999999999996">
            <text:p>0.011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36">
            <text:p>136</text:p>
          </table:table-cell>
          <table:table-cell table:style-name="ce13" office:value-type="float" office:value="75.713">
            <text:p>75.71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090000000000003">
            <text:p>0.009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37">
            <text:p>137</text:p>
          </table:table-cell>
          <table:table-cell table:style-name="ce13" office:value-type="float" office:value="75.676">
            <text:p>75.676</text:p>
          </table:table-cell>
          <table:table-cell table:style-name="ce13" office:value-type="string">
            <text:p>2020.01.15 11:3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5.658">
            <text:p>75.658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5.658">
            <text:p>75.658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137">
            <text:p>137</text:p>
          </table:table-cell>
          <table:table-cell table:style-name="ce13" office:value-type="float" office:value="75.706">
            <text:p>75.706</text:p>
          </table:table-cell>
          <table:table-cell table:style-name="ce13" office:value-type="string">
            <text:p>2020.01.15 1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8000000000001">
            <text:p>-0.018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138">
            <text:p>138</text:p>
          </table:table-cell>
          <table:table-cell table:style-name="ce13" office:value-type="float" office:value="75.689">
            <text:p>75.689</text:p>
          </table:table-cell>
          <table:table-cell table:style-name="ce13" office:value-type="string">
            <text:p>2020.01.15 11:3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8">
            <text:p>138</text:p>
          </table:table-cell>
          <table:table-cell table:style-name="ce13" office:value-type="float" office:value="75.704">
            <text:p>75.704</text:p>
          </table:table-cell>
          <table:table-cell table:style-name="ce13" office:value-type="string">
            <text:p>2020.01.15 1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3000000000001">
            <text:p>0.033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39">
            <text:p>139</text:p>
          </table:table-cell>
          <table:table-cell table:style-name="ce13" office:value-type="float" office:value="75.694">
            <text:p>75.694</text:p>
          </table:table-cell>
          <table:table-cell table:style-name="ce13" office:value-type="string">
            <text:p>2020.01.15 11:4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9">
            <text:p>139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27999999999992">
            <text:p>0.028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40">
            <text:p>140</text:p>
          </table:table-cell>
          <table:table-cell table:style-name="ce13" office:value-type="float" office:value="75.707">
            <text:p>75.707</text:p>
          </table:table-cell>
          <table:table-cell table:style-name="ce13" office:value-type="string">
            <text:p>2020.01.15 11:4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5000000000001">
            <text:p>0.015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41">
            <text:p>141</text:p>
          </table:table-cell>
          <table:table-cell table:style-name="ce13" office:value-type="float" office:value="75.691">
            <text:p>75.691</text:p>
          </table:table-cell>
          <table:table-cell table:style-name="ce13" office:value-type="string">
            <text:p>2020.01.15 11:5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75.7">
            <text:p>75.7</text:p>
          </table:table-cell>
          <table:table-cell table:style-name="ce13" office:value-type="string">
            <text:p>2020.01.15 1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0999999999992">
            <text:p>0.031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42">
            <text:p>142</text:p>
          </table:table-cell>
          <table:table-cell table:style-name="ce13" office:value-type="float" office:value="75.674">
            <text:p>75.674</text:p>
          </table:table-cell>
          <table:table-cell table:style-name="ce13" office:value-type="string">
            <text:p>2020.01.15 11:5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5.684">
            <text:p>75.684</text:p>
          </table:table-cell>
          <table:table-cell table:style-name="ce13" office:value-type="string">
            <text:p>2020.01.15 1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47999999999988">
            <text:p>0.048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43">
            <text:p>143</text:p>
          </table:table-cell>
          <table:table-cell table:style-name="ce13" office:value-type="float" office:value="75.669">
            <text:p>75.669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5.678">
            <text:p>75.678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52999999999997">
            <text:p>0.053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44">
            <text:p>144</text:p>
          </table:table-cell>
          <table:table-cell table:style-name="ce13" office:value-type="float" office:value="75.671">
            <text:p>75.671</text:p>
          </table:table-cell>
          <table:table-cell table:style-name="ce13" office:value-type="string">
            <text:p>2020.01.15 12:0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75.686">
            <text:p>75.686</text:p>
          </table:table-cell>
          <table:table-cell table:style-name="ce13" office:value-type="string">
            <text:p>2020.01.15 1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50999999999988">
            <text:p>0.051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45">
            <text:p>145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2:1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5">
            <text:p>145</text:p>
          </table:table-cell>
          <table:table-cell table:style-name="ce13" office:value-type="float" office:value="75.692">
            <text:p>75.692</text:p>
          </table:table-cell>
          <table:table-cell table:style-name="ce13" office:value-type="string">
            <text:p>2020.01.15 1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9999999999992">
            <text:p>0.04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46">
            <text:p>146</text:p>
          </table:table-cell>
          <table:table-cell table:style-name="ce13" office:value-type="float" office:value="75.683">
            <text:p>75.683</text:p>
          </table:table-cell>
          <table:table-cell table:style-name="ce13" office:value-type="string">
            <text:p>2020.01.15 12:1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75.707">
            <text:p>75.707</text:p>
          </table:table-cell>
          <table:table-cell table:style-name="ce13" office:value-type="string">
            <text:p>2020.01.15 1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8999999999987">
            <text:p>0.039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47">
            <text:p>147</text:p>
          </table:table-cell>
          <table:table-cell table:style-name="ce13" office:value-type="float" office:value="75.707">
            <text:p>75.707</text:p>
          </table:table-cell>
          <table:table-cell table:style-name="ce13" office:value-type="string">
            <text:p>2020.01.15 12:2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7">
            <text:p>147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5000000000001">
            <text:p>0.015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48">
            <text:p>148</text:p>
          </table:table-cell>
          <table:table-cell table:style-name="ce13" office:value-type="float" office:value="75.703">
            <text:p>75.703</text:p>
          </table:table-cell>
          <table:table-cell table:style-name="ce13" office:value-type="string">
            <text:p>2020.01.15 12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8">
            <text:p>148</text:p>
          </table:table-cell>
          <table:table-cell table:style-name="ce13" office:value-type="float" office:value="75.714">
            <text:p>75.714</text:p>
          </table:table-cell>
          <table:table-cell table:style-name="ce13" office:value-type="string">
            <text:p>2020.01.15 1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8999999999991">
            <text:p>0.019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49">
            <text:p>149</text:p>
          </table:table-cell>
          <table:table-cell table:style-name="ce13" office:value-type="float" office:value="75.703">
            <text:p>75.703</text:p>
          </table:table-cell>
          <table:table-cell table:style-name="ce13" office:value-type="string">
            <text:p>2020.01.15 12:3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713">
            <text:p>75.713</text:p>
          </table:table-cell>
          <table:table-cell table:style-name="ce13" office:value-type="string">
            <text:p>2020.01.15 1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8999999999991">
            <text:p>0.019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50">
            <text:p>150</text:p>
          </table:table-cell>
          <table:table-cell table:style-name="ce13" office:value-type="float" office:value="75.711">
            <text:p>75.711</text:p>
          </table:table-cell>
          <table:table-cell table:style-name="ce13" office:value-type="string">
            <text:p>2020.01.15 12:3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0999999999996">
            <text:p>0.011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51">
            <text:p>151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2:4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1">
            <text:p>151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039999999999907">
            <text:p>0.004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52">
            <text:p>152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2:4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716">
            <text:p>75.716</text:p>
          </table:table-cell>
          <table:table-cell table:style-name="ce13" office:value-type="string">
            <text:p>2020.01.15 1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2999999999991">
            <text:p>0.013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53">
            <text:p>153</text:p>
          </table:table-cell>
          <table:table-cell table:style-name="ce13" office:value-type="float" office:value="75.695">
            <text:p>75.695</text:p>
          </table:table-cell>
          <table:table-cell table:style-name="ce13" office:value-type="string">
            <text:p>2020.01.15 12:5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3">
            <text:p>153</text:p>
          </table:table-cell>
          <table:table-cell table:style-name="ce13" office:value-type="float" office:value="75.707">
            <text:p>75.707</text:p>
          </table:table-cell>
          <table:table-cell table:style-name="ce13" office:value-type="string">
            <text:p>2020.01.15 1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27000000000001">
            <text:p>0.027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54">
            <text:p>154</text:p>
          </table:table-cell>
          <table:table-cell table:style-name="ce13" office:value-type="float" office:value="75.706">
            <text:p>75.706</text:p>
          </table:table-cell>
          <table:table-cell table:style-name="ce13" office:value-type="string">
            <text:p>2020.01.15 12:5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5.712">
            <text:p>75.712</text:p>
          </table:table-cell>
          <table:table-cell table:style-name="ce13" office:value-type="string">
            <text:p>2020.01.15 1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5999999999991">
            <text:p>0.016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55">
            <text:p>155</text:p>
          </table:table-cell>
          <table:table-cell table:style-name="ce13" office:value-type="float" office:value="75.705">
            <text:p>75.705</text:p>
          </table:table-cell>
          <table:table-cell table:style-name="ce13" office:value-type="string">
            <text:p>2020.01.15 13:0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5">
            <text:p>155</text:p>
          </table:table-cell>
          <table:table-cell table:style-name="ce13" office:value-type="float" office:value="75.738">
            <text:p>75.738</text:p>
          </table:table-cell>
          <table:table-cell table:style-name="ce13" office:value-type="string">
            <text:p>2020.01.15 1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6999999999996">
            <text:p>0.017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56">
            <text:p>156</text:p>
          </table:table-cell>
          <table:table-cell table:style-name="ce13" office:value-type="float" office:value="75.708">
            <text:p>75.708</text:p>
          </table:table-cell>
          <table:table-cell table:style-name="ce13" office:value-type="string">
            <text:p>2020.01.15 13:0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75.745">
            <text:p>75.745</text:p>
          </table:table-cell>
          <table:table-cell table:style-name="ce13" office:value-type="string">
            <text:p>2020.01.15 1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3999999999996">
            <text:p>0.014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57">
            <text:p>157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3:1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744">
            <text:p>75.744</text:p>
          </table:table-cell>
          <table:table-cell table:style-name="ce13" office:value-type="string">
            <text:p>2020.01.15 1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58">
            <text:p>158</text:p>
          </table:table-cell>
          <table:table-cell table:style-name="ce13" office:value-type="float" office:value="75.715">
            <text:p>75.715</text:p>
          </table:table-cell>
          <table:table-cell table:style-name="ce13" office:value-type="string">
            <text:p>2020.01.15 13:1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5.73">
            <text:p>75.73</text:p>
          </table:table-cell>
          <table:table-cell table:style-name="ce13" office:value-type="string">
            <text:p>2020.01.15 1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069999999999908">
            <text:p>0.007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59">
            <text:p>159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3:2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9">
            <text:p>159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60">
            <text:p>160</text:p>
          </table:table-cell>
          <table:table-cell table:style-name="ce13" office:value-type="float" office:value="75.712">
            <text:p>75.712</text:p>
          </table:table-cell>
          <table:table-cell table:style-name="ce13" office:value-type="string">
            <text:p>2020.01.15 13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0">
            <text:p>16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099999999999909">
            <text:p>0.01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61">
            <text:p>161</text:p>
          </table:table-cell>
          <table:table-cell table:style-name="ce13" office:value-type="float" office:value="75.72">
            <text:p>75.72</text:p>
          </table:table-cell>
          <table:table-cell table:style-name="ce13" office:value-type="string">
            <text:p>2020.01.15 13:3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1">
            <text:p>161</text:p>
          </table:table-cell>
          <table:table-cell table:style-name="ce13" office:value-type="float" office:value="75.725">
            <text:p>75.725</text:p>
          </table:table-cell>
          <table:table-cell table:style-name="ce13" office:value-type="string">
            <text:p>2020.01.15 1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019999999999953">
            <text:p>0.002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62">
            <text:p>162</text:p>
          </table:table-cell>
          <table:table-cell table:style-name="ce13" office:value-type="float" office:value="75.701">
            <text:p>75.701</text:p>
          </table:table-cell>
          <table:table-cell table:style-name="ce13" office:value-type="string">
            <text:p>2020.01.15 13:3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72">
            <text:p>75.72</text:p>
          </table:table-cell>
          <table:table-cell table:style-name="ce13" office:value-type="string">
            <text:p>2020.01.15 1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21000000000001">
            <text:p>0.021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63">
            <text:p>163</text:p>
          </table:table-cell>
          <table:table-cell table:style-name="ce13" office:value-type="float" office:value="75.715">
            <text:p>75.715</text:p>
          </table:table-cell>
          <table:table-cell table:style-name="ce13" office:value-type="string">
            <text:p>2020.01.15 13:4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3">
            <text:p>163</text:p>
          </table:table-cell>
          <table:table-cell table:style-name="ce13" office:value-type="float" office:value="75.725">
            <text:p>75.725</text:p>
          </table:table-cell>
          <table:table-cell table:style-name="ce13" office:value-type="string">
            <text:p>2020.01.15 1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069999999999908">
            <text:p>0.007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64">
            <text:p>164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3:4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4">
            <text:p>164</text:p>
          </table:table-cell>
          <table:table-cell table:style-name="ce13" office:value-type="float" office:value="75.745">
            <text:p>75.745</text:p>
          </table:table-cell>
          <table:table-cell table:style-name="ce13" office:value-type="string">
            <text:p>2020.01.15 1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020000000000095">
            <text:p>-0.002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65">
            <text:p>165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3:5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5">
            <text:p>165</text:p>
          </table:table-cell>
          <table:table-cell table:style-name="ce13" office:value-type="float" office:value="75.73">
            <text:p>75.73</text:p>
          </table:table-cell>
          <table:table-cell table:style-name="ce13" office:value-type="string">
            <text:p>2020.01.15 1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66">
            <text:p>166</text:p>
          </table:table-cell>
          <table:table-cell table:style-name="ce13" office:value-type="float" office:value="75.727">
            <text:p>75.727</text:p>
          </table:table-cell>
          <table:table-cell table:style-name="ce13" office:value-type="string">
            <text:p>2020.01.15 13:5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75.749">
            <text:p>75.749</text:p>
          </table:table-cell>
          <table:table-cell table:style-name="ce13" office:value-type="string">
            <text:p>2020.01.15 1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050000000000097">
            <text:p>-0.005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67">
            <text:p>167</text:p>
          </table:table-cell>
          <table:table-cell table:style-name="ce13" office:value-type="float" office:value="75.735">
            <text:p>75.735</text:p>
          </table:table-cell>
          <table:table-cell table:style-name="ce13" office:value-type="string">
            <text:p>2020.01.15 14:0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7">
            <text:p>167</text:p>
          </table:table-cell>
          <table:table-cell table:style-name="ce13" office:value-type="float" office:value="75.769">
            <text:p>75.769</text:p>
          </table:table-cell>
          <table:table-cell table:style-name="ce13" office:value-type="string">
            <text:p>2020.01.15 1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3000000000005">
            <text:p>-0.013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168">
            <text:p>168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14:05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1">
            <text:p>75.71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1">
            <text:p>75.71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14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169">
            <text:p>169</text:p>
          </table:table-cell>
          <table:table-cell table:style-name="ce13" office:value-type="float" office:value="75.752">
            <text:p>75.752</text:p>
          </table:table-cell>
          <table:table-cell table:style-name="ce13" office:value-type="string">
            <text:p>2020.01.15 14:1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5.692">
            <text:p>75.692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5.692">
            <text:p>75.692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169">
            <text:p>169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4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170">
            <text:p>170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05">
            <text:p>75.705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05">
            <text:p>75.705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70">
            <text:p>170</text:p>
          </table:table-cell>
          <table:table-cell table:style-name="ce13" office:value-type="float" office:value="75.781">
            <text:p>75.781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171">
            <text:p>171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14:2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1">
            <text:p>75.71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1">
            <text:p>75.71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14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172">
            <text:p>172</text:p>
          </table:table-cell>
          <table:table-cell table:style-name="ce13" office:value-type="float" office:value="75.756">
            <text:p>75.756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4:45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4:4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173">
            <text:p>173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64">
            <text:p>75.664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64">
            <text:p>75.664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26">
            <text:p>75.726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74">
            <text:p>174</text:p>
          </table:table-cell>
          <table:table-cell table:style-name="ce13" office:value-type="float" office:value="75.702">
            <text:p>75.702</text:p>
          </table:table-cell>
          <table:table-cell table:style-name="ce13" office:value-type="string">
            <text:p>2020.01.15 14:3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4">
            <text:p>174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4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999999999996">
            <text:p>-0.02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75">
            <text:p>175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4:4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58">
            <text:p>75.658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58">
            <text:p>75.658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75.719">
            <text:p>75.719</text:p>
          </table:table-cell>
          <table:table-cell table:style-name="ce13" office:value-type="string">
            <text:p>2020.01.15 14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76">
            <text:p>176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4:4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75.716">
            <text:p>75.716</text:p>
          </table:table-cell>
          <table:table-cell table:style-name="ce13" office:value-type="string">
            <text:p>2020.01.15 1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77">
            <text:p>177</text:p>
          </table:table-cell>
          <table:table-cell table:style-name="ce13" office:value-type="float" office:value="75.704">
            <text:p>75.704</text:p>
          </table:table-cell>
          <table:table-cell table:style-name="ce13" office:value-type="string">
            <text:p>2020.01.15 14:5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4">
            <text:p>75.644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4">
            <text:p>75.644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75.729">
            <text:p>75.729</text:p>
          </table:table-cell>
          <table:table-cell table:style-name="ce13" office:value-type="string">
            <text:p>2020.01.15 14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78">
            <text:p>178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4:5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68">
            <text:p>75.668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68">
            <text:p>75.668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8">
            <text:p>178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4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79">
            <text:p>179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5.721">
            <text:p>75.721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80">
            <text:p>180</text:p>
          </table:table-cell>
          <table:table-cell table:style-name="ce13" office:value-type="float" office:value="75.691">
            <text:p>75.691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631">
            <text:p>75.631</text:p>
          </table:table-cell>
          <table:table-cell table:style-name="ce13" office:value-type="string">
            <text:p>2020.01.15 15:1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631">
            <text:p>75.631</text:p>
          </table:table-cell>
          <table:table-cell table:style-name="ce13" office:value-type="string">
            <text:p>2020.01.15 15:1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81">
            <text:p>181</text:p>
          </table:table-cell>
          <table:table-cell table:style-name="ce13" office:value-type="float" office:value="75.633">
            <text:p>75.633</text:p>
          </table:table-cell>
          <table:table-cell table:style-name="ce13" office:value-type="string">
            <text:p>2020.01.15 15:1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661">
            <text:p>75.661</text:p>
          </table:table-cell>
          <table:table-cell table:style-name="ce13" office:value-type="string">
            <text:p>2020.01.15 15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91000000000008">
            <text:p>0.091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182">
            <text:p>182</text:p>
          </table:table-cell>
          <table:table-cell table:style-name="ce13" office:value-type="float" office:value="75.624">
            <text:p>75.624</text:p>
          </table:table-cell>
          <table:table-cell table:style-name="ce13" office:value-type="string">
            <text:p>2020.01.15 15:1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75.639">
            <text:p>75.639</text:p>
          </table:table-cell>
          <table:table-cell table:style-name="ce13" office:value-type="string">
            <text:p>2020.01.15 1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0000000000001">
            <text:p>0.1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183">
            <text:p>183</text:p>
          </table:table-cell>
          <table:table-cell table:style-name="ce13" office:value-type="float" office:value="75.61">
            <text:p>75.61</text:p>
          </table:table-cell>
          <table:table-cell table:style-name="ce13" office:value-type="string">
            <text:p>2020.01.15 15:2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599">
            <text:p>75.599</text:p>
          </table:table-cell>
          <table:table-cell table:style-name="ce13" office:value-type="string">
            <text:p>2020.01.15 15:4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599">
            <text:p>75.599</text:p>
          </table:table-cell>
          <table:table-cell table:style-name="ce13" office:value-type="string">
            <text:p>2020.01.15 15:40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5.63">
            <text:p>75.63</text:p>
          </table:table-cell>
          <table:table-cell table:style-name="ce13" office:value-type="string">
            <text:p>2020.01.15 15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0999999999996">
            <text:p>-0.011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184">
            <text:p>184</text:p>
          </table:table-cell>
          <table:table-cell table:style-name="ce13" office:value-type="float" office:value="75.624">
            <text:p>75.624</text:p>
          </table:table-cell>
          <table:table-cell table:style-name="ce13" office:value-type="string">
            <text:p>2020.01.15 15:2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637">
            <text:p>75.637</text:p>
          </table:table-cell>
          <table:table-cell table:style-name="ce13" office:value-type="string">
            <text:p>2020.01.15 15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0000000000001">
            <text:p>0.1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185">
            <text:p>185</text:p>
          </table:table-cell>
          <table:table-cell table:style-name="ce13" office:value-type="float" office:value="75.626">
            <text:p>75.626</text:p>
          </table:table-cell>
          <table:table-cell table:style-name="ce13" office:value-type="string">
            <text:p>2020.01.15 15:3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659">
            <text:p>75.659</text:p>
          </table:table-cell>
          <table:table-cell table:style-name="ce13" office:value-type="string">
            <text:p>2020.01.15 1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97999999999999">
            <text:p>0.098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186">
            <text:p>186</text:p>
          </table:table-cell>
          <table:table-cell table:style-name="ce13" office:value-type="float" office:value="75.636">
            <text:p>75.636</text:p>
          </table:table-cell>
          <table:table-cell table:style-name="ce13" office:value-type="string">
            <text:p>2020.01.15 15:3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6">
            <text:p>186</text:p>
          </table:table-cell>
          <table:table-cell table:style-name="ce13" office:value-type="float" office:value="75.641">
            <text:p>75.641</text:p>
          </table:table-cell>
          <table:table-cell table:style-name="ce13" office:value-type="string">
            <text:p>2020.01.15 15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88000000000008">
            <text:p>0.088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187">
            <text:p>187</text:p>
          </table:table-cell>
          <table:table-cell table:style-name="ce13" office:value-type="float" office:value="75.609">
            <text:p>75.609</text:p>
          </table:table-cell>
          <table:table-cell table:style-name="ce13" office:value-type="string">
            <text:p>2020.01.15 15:4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614">
            <text:p>75.614</text:p>
          </table:table-cell>
          <table:table-cell table:style-name="ce13" office:value-type="string">
            <text:p>2020.01.15 15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1500000000001">
            <text:p>0.115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188">
            <text:p>188</text:p>
          </table:table-cell>
          <table:table-cell table:style-name="ce13" office:value-type="float" office:value="75.612">
            <text:p>75.612</text:p>
          </table:table-cell>
          <table:table-cell table:style-name="ce13" office:value-type="string">
            <text:p>2020.01.15 15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5.617">
            <text:p>75.617</text:p>
          </table:table-cell>
          <table:table-cell table:style-name="ce13" office:value-type="string">
            <text:p>2020.01.15 1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1200000000001">
            <text:p>0.112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189">
            <text:p>189</text:p>
          </table:table-cell>
          <table:table-cell table:style-name="ce13" office:value-type="float" office:value="75.596">
            <text:p>75.596</text:p>
          </table:table-cell>
          <table:table-cell table:style-name="ce13" office:value-type="string">
            <text:p>2020.01.15 15:5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9">
            <text:p>189</text:p>
          </table:table-cell>
          <table:table-cell table:style-name="ce13" office:value-type="float" office:value="75.632">
            <text:p>75.632</text:p>
          </table:table-cell>
          <table:table-cell table:style-name="ce13" office:value-type="string">
            <text:p>2020.01.15 15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28">
            <text:p>0.128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190">
            <text:p>190</text:p>
          </table:table-cell>
          <table:table-cell table:style-name="ce13" office:value-type="float" office:value="75.624">
            <text:p>75.624</text:p>
          </table:table-cell>
          <table:table-cell table:style-name="ce13" office:value-type="string">
            <text:p>2020.01.15 15:5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0">
            <text:p>190</text:p>
          </table:table-cell>
          <table:table-cell table:style-name="ce13" office:value-type="float" office:value="75.628">
            <text:p>75.628</text:p>
          </table:table-cell>
          <table:table-cell table:style-name="ce13" office:value-type="string">
            <text:p>2020.01.15 15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0000000000001">
            <text:p>0.1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191">
            <text:p>191</text:p>
          </table:table-cell>
          <table:table-cell table:style-name="ce13" office:value-type="float" office:value="75.619">
            <text:p>75.619</text:p>
          </table:table-cell>
          <table:table-cell table:style-name="ce13" office:value-type="string">
            <text:p>2020.01.15 16:0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1">
            <text:p>191</text:p>
          </table:table-cell>
          <table:table-cell table:style-name="ce13" office:value-type="float" office:value="75.65">
            <text:p>75.65</text:p>
          </table:table-cell>
          <table:table-cell table:style-name="ce13" office:value-type="string">
            <text:p>2020.01.15 1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05">
            <text:p>0.105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192">
            <text:p>192</text:p>
          </table:table-cell>
          <table:table-cell table:style-name="ce13" office:value-type="float" office:value="75.633">
            <text:p>75.633</text:p>
          </table:table-cell>
          <table:table-cell table:style-name="ce13" office:value-type="string">
            <text:p>2020.01.15 16:0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2">
            <text:p>192</text:p>
          </table:table-cell>
          <table:table-cell table:style-name="ce13" office:value-type="float" office:value="75.657">
            <text:p>75.657</text:p>
          </table:table-cell>
          <table:table-cell table:style-name="ce13" office:value-type="string">
            <text:p>2020.01.15 16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91000000000008">
            <text:p>0.091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193">
            <text:p>193</text:p>
          </table:table-cell>
          <table:table-cell table:style-name="ce13" office:value-type="float" office:value="75.65">
            <text:p>75.65</text:p>
          </table:table-cell>
          <table:table-cell table:style-name="ce13" office:value-type="string">
            <text:p>2020.01.15 16:1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671">
            <text:p>75.671</text:p>
          </table:table-cell>
          <table:table-cell table:style-name="ce13" office:value-type="string">
            <text:p>2020.01.15 16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3999999999998">
            <text:p>0.074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194">
            <text:p>194</text:p>
          </table:table-cell>
          <table:table-cell table:style-name="ce13" office:value-type="float" office:value="75.654">
            <text:p>75.654</text:p>
          </table:table-cell>
          <table:table-cell table:style-name="ce13" office:value-type="string">
            <text:p>2020.01.15 16:1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75.702">
            <text:p>75.702</text:p>
          </table:table-cell>
          <table:table-cell table:style-name="ce13" office:value-type="string">
            <text:p>2020.01.15 1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0000000000007">
            <text:p>0.07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195">
            <text:p>195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6:2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75.719">
            <text:p>75.719</text:p>
          </table:table-cell>
          <table:table-cell table:style-name="ce13" office:value-type="string">
            <text:p>2020.01.15 16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8000000000006">
            <text:p>0.028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196">
            <text:p>196</text:p>
          </table:table-cell>
          <table:table-cell table:style-name="ce13" office:value-type="float" office:value="75.699">
            <text:p>75.699</text:p>
          </table:table-cell>
          <table:table-cell table:style-name="ce13" office:value-type="string">
            <text:p>2020.01.15 16:2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75.737">
            <text:p>75.737</text:p>
          </table:table-cell>
          <table:table-cell table:style-name="ce13" office:value-type="string">
            <text:p>2020.01.15 16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5000000000006">
            <text:p>0.025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197">
            <text:p>197</text:p>
          </table:table-cell>
          <table:table-cell table:style-name="ce13" office:value-type="float" office:value="75.735">
            <text:p>75.735</text:p>
          </table:table-cell>
          <table:table-cell table:style-name="ce13" office:value-type="string">
            <text:p>2020.01.15 16:3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5.784">
            <text:p>75.784</text:p>
          </table:table-cell>
          <table:table-cell table:style-name="ce13" office:value-type="string">
            <text:p>2020.01.15 1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0999999999996">
            <text:p>-0.011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198">
            <text:p>198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16:3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198">
            <text:p>198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1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079999999999956">
            <text:p>-0.008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199">
            <text:p>199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6:40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199">
            <text:p>199</text:p>
          </table:table-cell>
          <table:table-cell table:style-name="ce13" office:value-type="float" office:value="75.759">
            <text:p>75.759</text:p>
          </table:table-cell>
          <table:table-cell table:style-name="ce13" office:value-type="string">
            <text:p>2020.01.15 16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0999999999996">
            <text:p>0.011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200">
            <text:p>200</text:p>
          </table:table-cell>
          <table:table-cell table:style-name="ce13" office:value-type="float" office:value="75.734">
            <text:p>75.73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6">
            <text:p>75.76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9000000000005">
            <text:p>0.019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201">
            <text:p>201</text:p>
          </table:table-cell>
          <table:table-cell table:style-name="ce13" office:value-type="float" office:value="75.757">
            <text:p>75.757</text:p>
          </table:table-cell>
          <table:table-cell table:style-name="ce13" office:value-type="string">
            <text:p>2020.01.15 16:50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16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040000000000049">
            <text:p>-0.004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202">
            <text:p>202</text:p>
          </table:table-cell>
          <table:table-cell table:style-name="ce13" office:value-type="float" office:value="75.771">
            <text:p>75.771</text:p>
          </table:table-cell>
          <table:table-cell table:style-name="ce13" office:value-type="string">
            <text:p>2020.01.15 16:5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2">
            <text:p>202</text:p>
          </table:table-cell>
          <table:table-cell table:style-name="ce13" office:value-type="float" office:value="75.781">
            <text:p>75.781</text:p>
          </table:table-cell>
          <table:table-cell table:style-name="ce13" office:value-type="string">
            <text:p>2020.01.15 16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8000000000001">
            <text:p>-0.018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203">
            <text:p>203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17:00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1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3" office:value-type="float" office:value="0.14">
            <text:p>0.14</text:p>
          </table:table-cell>
          <table:table-cell office:value-type="string">
            <text:p>Z1</text:p>
          </table:table-cell>
          <table:table-cell table:number-columns-repeated="1006"/>
        </table:table-row>
        <table:table-row table:style-name="ro3">
          <table:table-cell table:style-name="ce13" office:value-type="float" office:value="204">
            <text:p>204</text:p>
          </table:table-cell>
          <table:table-cell table:style-name="ce13" office:value-type="float" office:value="75.787">
            <text:p>75.787</text:p>
          </table:table-cell>
          <table:table-cell table:style-name="ce13" office:value-type="string">
            <text:p>2020.01.15 17:05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5.727">
            <text:p>75.727</text:p>
          </table:table-cell>
          <table:table-cell table:style-name="ce13" office:value-type="string">
            <text:p>2020.01.15 17:30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5.727">
            <text:p>75.727</text:p>
          </table:table-cell>
          <table:table-cell table:style-name="ce13" office:value-type="string">
            <text:p>2020.01.15 17:30</text:p>
          </table:table-cell>
          <table:table-cell table:style-name="ce13" office:value-type="float" office:value="204">
            <text:p>204</text:p>
          </table:table-cell>
          <table:table-cell table:style-name="ce13" office:value-type="float" office:value="75.804">
            <text:p>75.804</text:p>
          </table:table-cell>
          <table:table-cell table:style-name="ce13" office:value-type="string">
            <text:p>2020.01.15 17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205">
            <text:p>205</text:p>
          </table:table-cell>
          <table:table-cell table:style-name="ce13" office:value-type="float" office:value="75.796">
            <text:p>75.796</text:p>
          </table:table-cell>
          <table:table-cell table:style-name="ce13" office:value-type="string">
            <text:p>2020.01.15 17:1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17:20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17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206">
            <text:p>206</text:p>
          </table:table-cell>
          <table:table-cell table:style-name="ce13" office:value-type="float" office:value="75.76">
            <text:p>75.76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3699999999999">
            <text:p>0.137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207">
            <text:p>207</text:p>
          </table:table-cell>
          <table:table-cell table:style-name="ce13" office:value-type="float" office:value="75.759">
            <text:p>75.759</text:p>
          </table:table-cell>
          <table:table-cell table:style-name="ce13" office:value-type="string">
            <text:p>2020.01.15 17:2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76">
            <text:p>75.76</text:p>
          </table:table-cell>
          <table:table-cell table:style-name="ce13" office:value-type="string">
            <text:p>2020.01.15 17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3799999999999">
            <text:p>0.138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208">
            <text:p>208</text:p>
          </table:table-cell>
          <table:table-cell table:style-name="ce13" office:value-type="float" office:value="75.741">
            <text:p>75.741</text:p>
          </table:table-cell>
          <table:table-cell table:style-name="ce13" office:value-type="string">
            <text:p>2020.01.15 17:2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08">
            <text:p>208</text:p>
          </table:table-cell>
          <table:table-cell table:style-name="ce13" office:value-type="float" office:value="75.748">
            <text:p>75.748</text:p>
          </table:table-cell>
          <table:table-cell table:style-name="ce13" office:value-type="string">
            <text:p>2020.01.15 17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5599999999999">
            <text:p>0.156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209">
            <text:p>209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7:3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5.743">
            <text:p>75.743</text:p>
          </table:table-cell>
          <table:table-cell table:style-name="ce13" office:value-type="string">
            <text:p>2020.01.15 1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5499999999999">
            <text:p>0.155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210">
            <text:p>210</text:p>
          </table:table-cell>
          <table:table-cell table:style-name="ce13" office:value-type="float" office:value="75.741">
            <text:p>75.741</text:p>
          </table:table-cell>
          <table:table-cell table:style-name="ce13" office:value-type="string">
            <text:p>2020.01.15 17:3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0">
            <text:p>210</text:p>
          </table:table-cell>
          <table:table-cell table:style-name="ce13" office:value-type="float" office:value="75.779">
            <text:p>75.779</text:p>
          </table:table-cell>
          <table:table-cell table:style-name="ce13" office:value-type="string">
            <text:p>2020.01.15 17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5599999999999">
            <text:p>0.156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211">
            <text:p>211</text:p>
          </table:table-cell>
          <table:table-cell table:style-name="ce13" office:value-type="float" office:value="75.771">
            <text:p>75.771</text:p>
          </table:table-cell>
          <table:table-cell table:style-name="ce13" office:value-type="string">
            <text:p>2020.01.15 17:4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1">
            <text:p>211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17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2599999999999">
            <text:p>0.126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212">
            <text:p>212</text:p>
          </table:table-cell>
          <table:table-cell table:style-name="ce13" office:value-type="float" office:value="75.783">
            <text:p>75.783</text:p>
          </table:table-cell>
          <table:table-cell table:style-name="ce13" office:value-type="string">
            <text:p>2020.01.15 17:4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1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3" office:value-type="float" office:value="0.14">
            <text:p>0.14</text:p>
          </table:table-cell>
          <table:table-cell office:value-type="string">
            <text:p>Z1</text:p>
          </table:table-cell>
          <table:table-cell table:number-columns-repeated="1006"/>
        </table:table-row>
        <table:table-row table:style-name="ro3">
          <table:table-cell table:style-name="ce13" office:value-type="float" office:value="213">
            <text:p>213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17:5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3">
            <text:p>213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17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2299999999999">
            <text:p>0.123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214">
            <text:p>214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46">
            <text:p>75.946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TP</text:p>
          </table:table-cell>
          <table:table-cell table:style-name="ce13" office:value-type="float" office:value="0.14">
            <text:p>0.14</text:p>
          </table:table-cell>
          <table:table-cell office:value-type="string">
            <text:p>Z1</text:p>
          </table:table-cell>
          <table:table-cell table:number-columns-repeated="1006"/>
        </table:table-row>
        <table:table-row table:style-name="ro3">
          <table:table-cell table:style-name="ce13" office:value-type="float" office:value="215">
            <text:p>215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5 18:0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15">
            <text:p>215</text:p>
          </table:table-cell>
          <table:table-cell table:style-name="ce13" office:value-type="float" office:value="75.957">
            <text:p>75.957</text:p>
          </table:table-cell>
          <table:table-cell table:style-name="ce13" office:value-type="string">
            <text:p>2020.01.15 1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36000000000001">
            <text:p>0.036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216">
            <text:p>216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5 18:0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16">
            <text:p>216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5 18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35000000000011">
            <text:p>0.035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217">
            <text:p>217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61000000000007">
            <text:p>0.061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218">
            <text:p>218</text:p>
          </table:table-cell>
          <table:table-cell table:style-name="ce13" office:value-type="float" office:value="75.927">
            <text:p>75.927</text:p>
          </table:table-cell>
          <table:table-cell table:style-name="ce13" office:value-type="string">
            <text:p>2020.01.15 18:1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18">
            <text:p>218</text:p>
          </table:table-cell>
          <table:table-cell table:style-name="ce13" office:value-type="float" office:value="75.973">
            <text:p>75.973</text:p>
          </table:table-cell>
          <table:table-cell table:style-name="ce13" office:value-type="string">
            <text:p>2020.01.15 1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6999999999997">
            <text:p>0.047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219">
            <text:p>219</text:p>
          </table:table-cell>
          <table:table-cell table:style-name="ce13" office:value-type="float" office:value="75.952">
            <text:p>75.952</text:p>
          </table:table-cell>
          <table:table-cell table:style-name="ce13" office:value-type="string">
            <text:p>2020.01.15 18:2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19">
            <text:p>219</text:p>
          </table:table-cell>
          <table:table-cell table:style-name="ce13" office:value-type="float" office:value="75.97">
            <text:p>75.97</text:p>
          </table:table-cell>
          <table:table-cell table:style-name="ce13" office:value-type="string">
            <text:p>2020.01.15 18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2000000000006">
            <text:p>0.022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220">
            <text:p>220</text:p>
          </table:table-cell>
          <table:table-cell table:style-name="ce13" office:value-type="float" office:value="75.953">
            <text:p>75.953</text:p>
          </table:table-cell>
          <table:table-cell table:style-name="ce13" office:value-type="string">
            <text:p>2020.01.15 18:2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5.973">
            <text:p>75.973</text:p>
          </table:table-cell>
          <table:table-cell table:style-name="ce13" office:value-type="string">
            <text:p>2020.01.15 18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1000000000001">
            <text:p>0.021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221">
            <text:p>221</text:p>
          </table:table-cell>
          <table:table-cell table:style-name="ce13" office:value-type="float" office:value="75.971">
            <text:p>75.971</text:p>
          </table:table-cell>
          <table:table-cell table:style-name="ce13" office:value-type="string">
            <text:p>2020.01.15 18:3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5.989">
            <text:p>75.989</text:p>
          </table:table-cell>
          <table:table-cell table:style-name="ce13" office:value-type="string">
            <text:p>2020.01.15 1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30000000000001">
            <text:p>0.003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222">
            <text:p>222</text:p>
          </table:table-cell>
          <table:table-cell table:style-name="ce13" office:value-type="float" office:value="75.985">
            <text:p>75.985</text:p>
          </table:table-cell>
          <table:table-cell table:style-name="ce13" office:value-type="string">
            <text:p>2020.01.15 18:3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76.004">
            <text:p>76.004</text:p>
          </table:table-cell>
          <table:table-cell table:style-name="ce13" office:value-type="string">
            <text:p>2020.01.15 18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0999999999996">
            <text:p>-0.011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223">
            <text:p>223</text:p>
          </table:table-cell>
          <table:table-cell table:style-name="ce13" office:value-type="float" office:value="76.004">
            <text:p>76.004</text:p>
          </table:table-cell>
          <table:table-cell table:style-name="ce13" office:value-type="string">
            <text:p>2020.01.15 18:4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4">
            <text:p>75.94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4">
            <text:p>75.94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23">
            <text:p>223</text:p>
          </table:table-cell>
          <table:table-cell table:style-name="ce13" office:value-type="float" office:value="76.005">
            <text:p>76.005</text:p>
          </table:table-cell>
          <table:table-cell table:style-name="ce13" office:value-type="string">
            <text:p>2020.01.15 18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224">
            <text:p>224</text:p>
          </table:table-cell>
          <table:table-cell table:style-name="ce13" office:value-type="float" office:value="76">
            <text:p>76</text:p>
          </table:table-cell>
          <table:table-cell table:style-name="ce13" office:value-type="string">
            <text:p>2020.01.15 18:45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24">
            <text:p>224</text:p>
          </table:table-cell>
          <table:table-cell table:style-name="ce13" office:value-type="float" office:value="76.006">
            <text:p>76.006</text:p>
          </table:table-cell>
          <table:table-cell table:style-name="ce13" office:value-type="string">
            <text:p>2020.01.15 1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225">
            <text:p>225</text:p>
          </table:table-cell>
          <table:table-cell table:style-name="ce13" office:value-type="float" office:value="75.993">
            <text:p>75.993</text:p>
          </table:table-cell>
          <table:table-cell table:style-name="ce13" office:value-type="string">
            <text:p>2020.01.15 18:5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5">
            <text:p>225</text:p>
          </table:table-cell>
          <table:table-cell table:style-name="ce13" office:value-type="float" office:value="75.994">
            <text:p>75.994</text:p>
          </table:table-cell>
          <table:table-cell table:style-name="ce13" office:value-type="string">
            <text:p>2020.01.15 18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8999999999991">
            <text:p>-0.019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226">
            <text:p>226</text:p>
          </table:table-cell>
          <table:table-cell table:style-name="ce13" office:value-type="float" office:value="75.98">
            <text:p>75.98</text:p>
          </table:table-cell>
          <table:table-cell table:style-name="ce13" office:value-type="string">
            <text:p>2020.01.15 18:5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5.991">
            <text:p>75.991</text:p>
          </table:table-cell>
          <table:table-cell table:style-name="ce13" office:value-type="string">
            <text:p>2020.01.15 18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60000000000002">
            <text:p>-0.006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227">
            <text:p>227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5 19:0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7">
            <text:p>227</text:p>
          </table:table-cell>
          <table:table-cell table:style-name="ce13" office:value-type="float" office:value="75.981">
            <text:p>75.981</text:p>
          </table:table-cell>
          <table:table-cell table:style-name="ce13" office:value-type="string">
            <text:p>2020.01.15 1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80000000000098">
            <text:p>0.008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228">
            <text:p>228</text:p>
          </table:table-cell>
          <table:table-cell table:style-name="ce13" office:value-type="float" office:value="75.976">
            <text:p>75.976</text:p>
          </table:table-cell>
          <table:table-cell table:style-name="ce13" office:value-type="string">
            <text:p>2020.01.15 19:0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8">
            <text:p>2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5 19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19999999999953">
            <text:p>-0.002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229">
            <text:p>229</text:p>
          </table:table-cell>
          <table:table-cell table:style-name="ce13" office:value-type="float" office:value="75.986">
            <text:p>75.986</text:p>
          </table:table-cell>
          <table:table-cell table:style-name="ce13" office:value-type="string">
            <text:p>2020.01.15 19:1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9">
            <text:p>229</text:p>
          </table:table-cell>
          <table:table-cell table:style-name="ce13" office:value-type="float" office:value="75.992">
            <text:p>75.992</text:p>
          </table:table-cell>
          <table:table-cell table:style-name="ce13" office:value-type="string">
            <text:p>2020.01.15 19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2">
            <text:p>-0.012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230">
            <text:p>230</text:p>
          </table:table-cell>
          <table:table-cell table:style-name="ce13" office:value-type="float" office:value="75.999">
            <text:p>75.999</text:p>
          </table:table-cell>
          <table:table-cell table:style-name="ce13" office:value-type="string">
            <text:p>2020.01.15 19:15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76.003">
            <text:p>76.003</text:p>
          </table:table-cell>
          <table:table-cell table:style-name="ce13" office:value-type="string">
            <text:p>2020.01.15 1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231">
            <text:p>231</text:p>
          </table:table-cell>
          <table:table-cell table:style-name="ce13" office:value-type="float" office:value="75.987">
            <text:p>75.987</text:p>
          </table:table-cell>
          <table:table-cell table:style-name="ce13" office:value-type="string">
            <text:p>2020.01.15 19:2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1">
            <text:p>231</text:p>
          </table:table-cell>
          <table:table-cell table:style-name="ce13" office:value-type="float" office:value="76.017">
            <text:p>76.017</text:p>
          </table:table-cell>
          <table:table-cell table:style-name="ce13" office:value-type="string">
            <text:p>2020.01.15 19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2999999999991">
            <text:p>-0.013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232">
            <text:p>232</text:p>
          </table:table-cell>
          <table:table-cell table:style-name="ce13" office:value-type="float" office:value="76.014">
            <text:p>76.014</text:p>
          </table:table-cell>
          <table:table-cell table:style-name="ce13" office:value-type="string">
            <text:p>2020.01.15 19:25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2">
            <text:p>232</text:p>
          </table:table-cell>
          <table:table-cell table:style-name="ce13" office:value-type="float" office:value="76.034">
            <text:p>76.034</text:p>
          </table:table-cell>
          <table:table-cell table:style-name="ce13" office:value-type="string">
            <text:p>2020.01.15 19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233">
            <text:p>233</text:p>
          </table:table-cell>
          <table:table-cell table:style-name="ce13" office:value-type="float" office:value="76.021">
            <text:p>76.021</text:p>
          </table:table-cell>
          <table:table-cell table:style-name="ce13" office:value-type="string">
            <text:p>2020.01.15 19:3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61">
            <text:p>75.961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61">
            <text:p>75.961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3">
            <text:p>233</text:p>
          </table:table-cell>
          <table:table-cell table:style-name="ce13" office:value-type="float" office:value="76.032">
            <text:p>76.032</text:p>
          </table:table-cell>
          <table:table-cell table:style-name="ce13" office:value-type="string">
            <text:p>2020.01.15 1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234">
            <text:p>234</text:p>
          </table:table-cell>
          <table:table-cell table:style-name="ce13" office:value-type="float" office:value="75.997">
            <text:p>75.997</text:p>
          </table:table-cell>
          <table:table-cell table:style-name="ce13" office:value-type="string">
            <text:p>2020.01.15 19:35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37">
            <text:p>75.937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37">
            <text:p>75.937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6.008">
            <text:p>76.008</text:p>
          </table:table-cell>
          <table:table-cell table:style-name="ce13" office:value-type="string">
            <text:p>2020.01.15 19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35">
            <text:p>235</text:p>
          </table:table-cell>
          <table:table-cell table:style-name="ce13" office:value-type="float" office:value="76.005">
            <text:p>76.005</text:p>
          </table:table-cell>
          <table:table-cell table:style-name="ce13" office:value-type="string">
            <text:p>2020.01.15 19:4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5">
            <text:p>235</text:p>
          </table:table-cell>
          <table:table-cell table:style-name="ce13" office:value-type="float" office:value="76.005">
            <text:p>76.005</text:p>
          </table:table-cell>
          <table:table-cell table:style-name="ce13" office:value-type="string">
            <text:p>2020.01.15 19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236">
            <text:p>236</text:p>
          </table:table-cell>
          <table:table-cell table:style-name="ce13" office:value-type="float" office:value="75.984">
            <text:p>75.98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24">
            <text:p>75.924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24">
            <text:p>75.924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37">
            <text:p>237</text:p>
          </table:table-cell>
          <table:table-cell table:style-name="ce13" office:value-type="float" office:value="75.964">
            <text:p>75.96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5 20:00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5 20:0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72">
            <text:p>75.972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38">
            <text:p>238</text:p>
          </table:table-cell>
          <table:table-cell table:style-name="ce13" office:value-type="float" office:value="75.947">
            <text:p>75.947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5 20:30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5 20:30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239">
            <text:p>239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5 20:0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75.933">
            <text:p>75.933</text:p>
          </table:table-cell>
          <table:table-cell table:style-name="ce13" office:value-type="string">
            <text:p>2020.01.15 2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240">
            <text:p>240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5 20:05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0">
            <text:p>240</text:p>
          </table:table-cell>
          <table:table-cell table:style-name="ce13" office:value-type="float" office:value="75.936">
            <text:p>75.936</text:p>
          </table:table-cell>
          <table:table-cell table:style-name="ce13" office:value-type="string">
            <text:p>2020.01.15 20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241">
            <text:p>241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5 20:1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1">
            <text:p>24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5 2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242">
            <text:p>242</text:p>
          </table:table-cell>
          <table:table-cell table:style-name="ce13" office:value-type="float" office:value="75.932">
            <text:p>75.932</text:p>
          </table:table-cell>
          <table:table-cell table:style-name="ce13" office:value-type="string">
            <text:p>2020.01.15 20:15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72">
            <text:p>75.872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72">
            <text:p>75.872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2">
            <text:p>242</text:p>
          </table:table-cell>
          <table:table-cell table:style-name="ce13" office:value-type="float" office:value="75.934">
            <text:p>75.934</text:p>
          </table:table-cell>
          <table:table-cell table:style-name="ce13" office:value-type="string">
            <text:p>2020.01.15 2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243">
            <text:p>243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5 20:2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3">
            <text:p>243</text:p>
          </table:table-cell>
          <table:table-cell table:style-name="ce13" office:value-type="float" office:value="75.927">
            <text:p>75.927</text:p>
          </table:table-cell>
          <table:table-cell table:style-name="ce13" office:value-type="string">
            <text:p>2020.01.15 2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244">
            <text:p>244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5 20:2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44">
            <text:p>244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5 2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245">
            <text:p>245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5 20:30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5 2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246">
            <text:p>246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5 20:3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09">
            <text:p>75.909</text:p>
          </table:table-cell>
          <table:table-cell table:style-name="ce13" office:value-type="string">
            <text:p>2020.01.15 2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47">
            <text:p>247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5 20:40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47">
            <text:p>247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5 2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248">
            <text:p>248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20:4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48">
            <text:p>248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5 2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49">
            <text:p>249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50">
            <text:p>250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78">
            <text:p>75.878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51">
            <text:p>251</text:p>
          </table:table-cell>
          <table:table-cell table:style-name="ce13" office:value-type="float" office:value="75.872">
            <text:p>75.872</text:p>
          </table:table-cell>
          <table:table-cell table:style-name="ce13" office:value-type="string">
            <text:p>2020.01.15 21:0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2">
            <text:p>75.812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2">
            <text:p>75.812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5.877">
            <text:p>75.877</text:p>
          </table:table-cell>
          <table:table-cell table:style-name="ce13" office:value-type="string">
            <text:p>2020.01.15 2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52">
            <text:p>252</text:p>
          </table:table-cell>
          <table:table-cell table:style-name="ce13" office:value-type="float" office:value="75.864">
            <text:p>75.864</text:p>
          </table:table-cell>
          <table:table-cell table:style-name="ce13" office:value-type="string">
            <text:p>2020.01.15 21:0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04">
            <text:p>75.804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04">
            <text:p>75.804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52">
            <text:p>252</text:p>
          </table:table-cell>
          <table:table-cell table:style-name="ce13" office:value-type="float" office:value="75.878">
            <text:p>75.878</text:p>
          </table:table-cell>
          <table:table-cell table:style-name="ce13" office:value-type="string">
            <text:p>2020.01.15 2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53">
            <text:p>253</text:p>
          </table:table-cell>
          <table:table-cell table:style-name="ce13" office:value-type="float" office:value="75.877">
            <text:p>75.877</text:p>
          </table:table-cell>
          <table:table-cell table:style-name="ce13" office:value-type="string">
            <text:p>2020.01.15 21:1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53">
            <text:p>253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5 2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54">
            <text:p>254</text:p>
          </table:table-cell>
          <table:table-cell table:style-name="ce13" office:value-type="float" office:value="75.892">
            <text:p>75.892</text:p>
          </table:table-cell>
          <table:table-cell table:style-name="ce13" office:value-type="string">
            <text:p>2020.01.15 21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54">
            <text:p>254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5 2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55">
            <text:p>255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5 21:20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55">
            <text:p>255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5 2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56">
            <text:p>256</text:p>
          </table:table-cell>
          <table:table-cell table:style-name="ce13" office:value-type="float" office:value="75.878">
            <text:p>75.878</text:p>
          </table:table-cell>
          <table:table-cell table:style-name="ce13" office:value-type="string">
            <text:p>2020.01.15 21:25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56">
            <text:p>256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5 2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57">
            <text:p>257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5 21:3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57">
            <text:p>257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5 2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58">
            <text:p>258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5 21:3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58">
            <text:p>258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5 2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59">
            <text:p>259</text:p>
          </table:table-cell>
          <table:table-cell table:style-name="ce13" office:value-type="float" office:value="75.877">
            <text:p>75.877</text:p>
          </table:table-cell>
          <table:table-cell table:style-name="ce13" office:value-type="string">
            <text:p>2020.01.15 21:4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59">
            <text:p>259</text:p>
          </table:table-cell>
          <table:table-cell table:style-name="ce13" office:value-type="float" office:value="75.891">
            <text:p>75.891</text:p>
          </table:table-cell>
          <table:table-cell table:style-name="ce13" office:value-type="string">
            <text:p>2020.01.15 2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60">
            <text:p>260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5 21:45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23">
            <text:p>75.823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23">
            <text:p>75.823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0">
            <text:p>260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5 2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61">
            <text:p>261</text:p>
          </table:table-cell>
          <table:table-cell table:style-name="ce13" office:value-type="float" office:value="75.873">
            <text:p>75.873</text:p>
          </table:table-cell>
          <table:table-cell table:style-name="ce13" office:value-type="string">
            <text:p>2020.01.15 21:5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1">
            <text:p>261</text:p>
          </table:table-cell>
          <table:table-cell table:style-name="ce13" office:value-type="float" office:value="75.879">
            <text:p>75.879</text:p>
          </table:table-cell>
          <table:table-cell table:style-name="ce13" office:value-type="string">
            <text:p>2020.01.15 2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62">
            <text:p>262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5 21:5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884">
            <text:p>75.884</text:p>
          </table:table-cell>
          <table:table-cell table:style-name="ce13" office:value-type="string">
            <text:p>2020.01.15 2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63">
            <text:p>263</text:p>
          </table:table-cell>
          <table:table-cell table:style-name="ce13" office:value-type="float" office:value="75.874">
            <text:p>75.874</text:p>
          </table:table-cell>
          <table:table-cell table:style-name="ce13" office:value-type="string">
            <text:p>2020.01.15 22:0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879">
            <text:p>75.879</text:p>
          </table:table-cell>
          <table:table-cell table:style-name="ce13" office:value-type="string">
            <text:p>2020.01.15 2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64">
            <text:p>264</text:p>
          </table:table-cell>
          <table:table-cell table:style-name="ce13" office:value-type="float" office:value="75.876">
            <text:p>75.876</text:p>
          </table:table-cell>
          <table:table-cell table:style-name="ce13" office:value-type="string">
            <text:p>2020.01.15 22:05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4">
            <text:p>264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5 2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65">
            <text:p>265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5 22:1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5">
            <text:p>265</text:p>
          </table:table-cell>
          <table:table-cell table:style-name="ce13" office:value-type="float" office:value="75.863">
            <text:p>75.863</text:p>
          </table:table-cell>
          <table:table-cell table:style-name="ce13" office:value-type="string">
            <text:p>2020.01.15 2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66">
            <text:p>266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267">
            <text:p>267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31">
            <text:p>75.831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268">
            <text:p>268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29">
            <text:p>75.829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269">
            <text:p>269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22:3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9">
            <text:p>269</text:p>
          </table:table-cell>
          <table:table-cell table:style-name="ce13" office:value-type="float" office:value="75.821">
            <text:p>75.821</text:p>
          </table:table-cell>
          <table:table-cell table:style-name="ce13" office:value-type="string">
            <text:p>2020.01.15 2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270">
            <text:p>270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22:3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0">
            <text:p>270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2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271">
            <text:p>271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22:4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1">
            <text:p>271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2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272">
            <text:p>272</text:p>
          </table:table-cell>
          <table:table-cell table:style-name="ce13" office:value-type="float" office:value="75.807">
            <text:p>75.807</text:p>
          </table:table-cell>
          <table:table-cell table:style-name="ce13" office:value-type="string">
            <text:p>2020.01.15 22:4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2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273">
            <text:p>273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22:5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3">
            <text:p>273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5 2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274">
            <text:p>274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5 22:5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4">
            <text:p>274</text:p>
          </table:table-cell>
          <table:table-cell table:style-name="ce13" office:value-type="float" office:value="75.873">
            <text:p>75.873</text:p>
          </table:table-cell>
          <table:table-cell table:style-name="ce13" office:value-type="string">
            <text:p>2020.01.15 2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275">
            <text:p>275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5 23:0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5">
            <text:p>275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5 2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276">
            <text:p>276</text:p>
          </table:table-cell>
          <table:table-cell table:style-name="ce13" office:value-type="float" office:value="75.875">
            <text:p>75.875</text:p>
          </table:table-cell>
          <table:table-cell table:style-name="ce13" office:value-type="string">
            <text:p>2020.01.15 23:0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6">
            <text:p>276</text:p>
          </table:table-cell>
          <table:table-cell table:style-name="ce13" office:value-type="float" office:value="75.875">
            <text:p>75.875</text:p>
          </table:table-cell>
          <table:table-cell table:style-name="ce13" office:value-type="string">
            <text:p>2020.01.15 2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277">
            <text:p>277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23:1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7">
            <text:p>277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5 2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278">
            <text:p>278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23:1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8">
            <text:p>278</text:p>
          </table:table-cell>
          <table:table-cell table:style-name="ce13" office:value-type="float" office:value="75.873">
            <text:p>75.873</text:p>
          </table:table-cell>
          <table:table-cell table:style-name="ce13" office:value-type="string">
            <text:p>2020.01.15 2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279">
            <text:p>279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5 23:2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9">
            <text:p>279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5 2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280">
            <text:p>280</text:p>
          </table:table-cell>
          <table:table-cell table:style-name="ce13" office:value-type="float" office:value="75.881">
            <text:p>75.881</text:p>
          </table:table-cell>
          <table:table-cell table:style-name="ce13" office:value-type="string">
            <text:p>2020.01.15 23:2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0">
            <text:p>280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5 2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281">
            <text:p>281</text:p>
          </table:table-cell>
          <table:table-cell table:style-name="ce13" office:value-type="float" office:value="75.877">
            <text:p>75.877</text:p>
          </table:table-cell>
          <table:table-cell table:style-name="ce13" office:value-type="string">
            <text:p>2020.01.15 23:3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5 2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282">
            <text:p>282</text:p>
          </table:table-cell>
          <table:table-cell table:style-name="ce13" office:value-type="float" office:value="75.873">
            <text:p>75.873</text:p>
          </table:table-cell>
          <table:table-cell table:style-name="ce13" office:value-type="string">
            <text:p>2020.01.15 23:3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2">
            <text:p>282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5 2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283">
            <text:p>283</text:p>
          </table:table-cell>
          <table:table-cell table:style-name="ce13" office:value-type="float" office:value="75.881">
            <text:p>75.881</text:p>
          </table:table-cell>
          <table:table-cell table:style-name="ce13" office:value-type="string">
            <text:p>2020.01.15 23:4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5 2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string">
            <text:p>len =&gt; 284</text:p>
          </table:table-cell>
          <table:table-cell table:style-name="ce13" table:number-columns-repeated="16"/>
          <table:table-cell table:number-columns-repeated="1007"/>
        </table:table-row>
        <table:table-row table:style-name="ro3" table:number-rows-repeated="76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4'.U404" table:end-x="0.643cm" table:end-y="0.037cm" draw:z-index="0" draw:style-name="gr1" draw:text-style-name="P1" svg:width="26.289cm" svg:height="13.885cm" svg:x="1.452cm" svg:y="0.087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2020/03/11</text:date>, <text:time>15:11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2-16T18:28:28.53</meta:creation-date>
    <dc:date>2020-03-11T15:11:56.38</dc:date>
    <dc:creator>iwabuchi ken</dc:creator>
    <meta:editing-duration>PT6H38M3S</meta:editing-duration>
    <meta:editing-cycles>55</meta:editing-cycles>
    <meta:generator>OpenOffice/4.1.3$Win32 OpenOffice.org_project/413m1$Build-9783</meta:generator>
    <meta:document-statistic meta:table-count="5" meta:cell-count="68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